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55000002724A8F2E984AB8ADB6.png" manifest:media-type="image/png"/>
  <manifest:file-entry manifest:full-path="Pictures/1000000000000855000002722B59D29E1E2339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Sans Serif1" svg:font-family="'Microsoft Sans Serif'"/>
    <style:font-face style:name="Times New Roman2" svg:font-family="'Times New Roman'"/>
    <style:font-face style:name="Verdana1" svg:font-family="Verdana"/>
    <style:font-face style:name="Arial1" svg:font-family="Arial" style:font-pitch="variable"/>
    <style:font-face style:name="Microsoft Sans Serif" svg:font-family="'Microsoft Sans Serif'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1d4b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.127cm" fo:padding-left="0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.254cm" fo:wrap-option="wrap"/>
    </style:style>
    <style:style style:name="pr1" style:family="presentation" style:parent-style-name="Master1-Layout1-title-Titelfolie-title">
      <style:graphic-properties draw:stroke="none" draw:fill="none" draw:textarea-horizontal-align="left" draw:textarea-vertical-align="middle" draw:auto-grow-height="false" draw:auto-grow-width="false" fo:padding-top="0cm" fo:padding-bottom="0.127cm" fo:padding-left="0cm" fo:padding-right="0.254cm" fo:wrap-option="wrap"/>
    </style:style>
    <style:style style:name="pr2" style:family="presentation" style:parent-style-name="Master1-Layout1-title-Titelfolie-subtitle">
      <style:graphic-properties draw:stroke="none" draw:fill="none" draw:textarea-horizontal-align="left" draw:textarea-vertical-align="middle" draw:auto-grow-height="false" draw:auto-grow-width="false" fo:padding-top="0cm" fo:padding-bottom="0.127cm" fo:padding-left="0cm" fo:padding-right="0.254cm" fo:wrap-option="wrap"/>
    </style:style>
    <style:style style:name="pr3" style:family="presentation" style:parent-style-name="Master1-Layout1-title-Titelfolie-notes">
      <style:graphic-properties draw:fill-color="#ffffff" fo:min-height="13.364cm"/>
    </style:style>
    <style:style style:name="pr4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.254cm" fo:wrap-option="wrap"/>
    </style:style>
    <style:style style:name="pr7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cm" fo:padding-right="0.254cm" fo:wrap-option="wrap"/>
    </style:style>
    <style:style style:name="pr8" style:family="presentation" style:parent-style-name="Master1-Layout2-obj-Titel-und-Inhalt-notes">
      <style:graphic-properties draw:fill-color="#ffffff" fo:min-height="12.409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494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7" style:family="paragraph">
      <style:paragraph-properties fo:margin-left="0.953cm" fo:margin-right="0cm" fo:margin-top="0.141cm" fo:margin-bottom="0cm" fo:line-height="100%" fo:text-align="start" fo:text-indent="-0.953cm" style:punctuation-wrap="hanging" style:writing-mode="lr-tb">
        <style:tab-stops/>
      </style:paragraph-properties>
    </style:style>
    <style:style style:name="P8" style:family="paragraph">
      <style:paragraph-properties fo:margin-left="0.953cm" fo:margin-right="0cm" fo:margin-top="0.106cm" fo:margin-bottom="0cm" fo:line-height="100%" fo:text-align="start" fo:text-indent="-0.953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Verdana1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Verdana1" fo:font-size="1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Verdana1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Verdana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808080" style:text-line-through-style="none" style:text-line-through-type="none" style:text-position="0% 100%" style:font-name="Verdana1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808080" style:text-line-through-style="none" style:text-line-through-type="none" style:text-position="0% 100%" style:font-name="Verdana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1d4b" style:text-line-through-style="none" style:text-line-through-type="none" style:text-position="0% 100%" style:font-name="Verdana1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fo:color="#001d4b" style:text-line-through-style="none" style:text-line-through-type="none" style:text-position="0% 100%" style:font-name="Verdana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001d4b" style:text-line-through-style="none" style:text-line-through-type="none" style:text-position="0% 100%" style:font-name="Verdana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1.111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2.223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3.493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4.763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6.032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7.302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8.572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9.842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1-title-Titelfolie" presentation:presentation-page-layout-name="AL1T0">
        <draw:frame draw:name="Rectangle 6" presentation:style-name="pr1" draw:text-style-name="P2" draw:layer="layout" svg:width="20.845cm" svg:height="3.175cm" svg:x="2.73cm" svg:y="7.51cm" presentation:class="title" presentation:user-transformed="true">
          <draw:text-box>
            <text:p text:style-name="P1"><text:span text:style-name="T1">Compressed Compute-and-Forward mit korrelierten Audiosignalen</text:span></text:p>
          </draw:text-box>
        </draw:frame>
        <draw:custom-shape draw:name="Rectangle 8" draw:style-name="gr1" draw:text-style-name="P2" draw:layer="layout" svg:width="20.743cm" svg:height="0.423cm" svg:x="2.752cm" svg:y="3.334cm">
          <text:p text:style-name="P3"><text:span text:style-name="T2">Elektrotechnik &amp; Informationstechnik</text:span><text:span text:style-name="T3"> Institut für Nachrichtentechnik, Lehrstuhl für Kommunikationsnetze</text:span></text:p>
          <draw:enhanced-geometry svg:viewBox="0 0 21600 21600" draw:type="non-primitive" draw:enhanced-path="M 0 0 L 21600 0 21600 21600 0 21600 Z N"/>
        </draw:custom-shape>
        <draw:frame draw:name="Rectangle 11" presentation:style-name="pr2" draw:text-style-name="P2" draw:layer="layout" svg:width="20.743cm" svg:height="1.905cm" svg:x="2.752cm" svg:y="15.663cm" presentation:class="subtitle">
          <draw:text-box>
            <text:p text:style-name="P1"><text:span text:style-name="T4">Dresden, Tag.Mon.200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" draw:style-name="dp3" draw:master-page-name="Master1-Layout2-obj-Titel-und-Inhalt" presentation:presentation-page-layout-name="AL2T18">
        <draw:frame draw:name="Datumsplatzhalter 3" presentation:style-name="pr4" draw:text-style-name="P2" draw:layer="layout" svg:width="5.292cm" svg:height="0.741cm" svg:x="2.752cm" svg:y="17.568cm" presentation:class="date-time">
          <draw:text-box>
            <text:p text:style-name="P1"><text:span text:style-name="T5"><text:date style:data-style-name="D4" text:date-value="2016-07-04">04.07.2016</text:date></text:span></text:p>
          </draw:text-box>
        </draw:frame>
        <draw:frame draw:name="Fußzeilenplatzhalter 4" presentation:style-name="pr5" draw:text-style-name="P2" draw:layer="layout" svg:width="8.043cm" svg:height="0.847cm" svg:x="8.678cm" svg:y="17.568cm" presentation:class="footer">
          <draw:text-box>
            <text:p text:style-name="P5"><text:span text:style-name="T5">Hauptsemi</text:span><text:span text:style-name="T5">nar </text:span><text:span text:style-name="T5">Kommunik</text:span><text:span text:style-name="T5">ationssyst</text:span><text:span text:style-name="T5">eme</text:span></text:p>
          </draw:text-box>
        </draw:frame>
        <draw:frame draw:name="Foliennummernplatzhalter 5" presentation:style-name="pr4" draw:text-style-name="P2" draw:layer="layout" svg:width="5.292cm" svg:height="0.635cm" svg:x="18.203cm" svg:y="17.568cm" presentation:class="page-number">
          <draw:text-box>
            <text:p text:style-name="P6"><text:span text:style-name="T5">Folie </text:span><text:span text:style-name="T5"><text:page-number>&lt;number&gt;</text:page-number></text:span><text:span text:style-name="T5"> von XYZ</text:span></text:p>
          </draw:text-box>
        </draw:frame>
        <draw:frame draw:name="Rectangle 2" presentation:style-name="pr6" draw:text-style-name="P2" draw:layer="layout" svg:width="20.845cm" svg:height="1.058cm" svg:x="2.716cm" svg:y="4.657cm" presentation:class="title">
          <draw:text-box>
            <text:p text:style-name="P1"><text:span text:style-name="T6">01 Kapitel XYZ</text:span></text:p>
          </draw:text-box>
        </draw:frame>
        <draw:frame draw:name="Rectangle 3" presentation:style-name="pr7" draw:text-style-name="P2" draw:layer="layout" svg:width="20.743cm" svg:height="9.737cm" svg:x="2.752cm" svg:y="7.197cm" presentation:class="outline">
          <draw:text-box>
            <text:list text:style-name="L5">
              <text:list-item>
                <text:p text:style-name="P7"><text:span text:style-name="T7">Überschrift 1</text:span></text:p>
              </text:list-item>
              <text:list-item>
                <text:p text:style-name="P8"><text:span text:style-name="T8">Text</text:span></text:p>
              </text:list-item>
            </text:list>
          </draw:text-box>
        </draw:frame>
        <draw:custom-shape draw:name="Rectangle 4" draw:style-name="gr3" draw:text-style-name="P2" draw:layer="layout" svg:width="20.845cm" svg:height="1.058cm" svg:x="2.65cm" svg:y="5.715cm">
          <text:p text:style-name="P1"><text:span text:style-name="T9">Unterpunkt XYZ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2" draw:layer="layout" svg:width="13.78cm" svg:height="10.336cm" svg:x="2.372cm" svg:y="2.073cm" draw:page-number="2" presentation:class="page"/>
          <draw:frame presentation:style-name="pr8" draw:text-style-name="P4" draw:layer="layout" svg:width="13.586cm" svg:height="12.409cm" svg:x="2.469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Sans Serif1" svg:font-family="'Microsoft Sans Serif'"/>
    <style:font-face style:name="Times New Roman2" svg:font-family="'Times New Roman'"/>
    <style:font-face style:name="Verdana1" svg:font-family="Verdana"/>
    <style:font-face style:name="Arial1" svg:font-family="Arial" style:font-pitch="variable"/>
    <style:font-face style:name="Microsoft Sans Serif" svg:font-family="'Microsoft Sans Serif'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26cm" svg:stroke-color="#000000" draw:stroke-linejoin="round" svg:stroke-linecap="butt" draw:fill-color="#00cc99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andarddesign-background" style:family="presentation">
      <style:graphic-properties draw:stroke="none" draw:fill="solid" draw:fill-color="#ffffff"/>
      <style:text-properties style:letter-kerning="true"/>
    </style:style>
    <style:style style:name="Master1-Standard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design-outline1" style:family="presentation">
      <style:graphic-properties draw:stroke="none" draw:fill="none" draw:auto-grow-height="false" draw:fit-to-size="shrink-to-fit">
        <text:list-style style:name="Master1-Standard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design-outline2" style:family="presentation" style:parent-style-name="Master1-Standarddesign-outline1">
      <style:paragraph-properties fo:margin-top="0.4cm" fo:margin-bottom="0cm"/>
      <style:text-properties fo:font-size="28pt" style:font-size-asian="28pt" style:font-size-complex="28pt"/>
    </style:style>
    <style:style style:name="Master1-Standarddesign-outline3" style:family="presentation" style:parent-style-name="Master1-Standarddesign-outline2">
      <style:paragraph-properties fo:margin-top="0.3cm" fo:margin-bottom="0cm"/>
      <style:text-properties fo:font-size="24pt" style:font-size-asian="24pt" style:font-size-complex="24pt"/>
    </style:style>
    <style:style style:name="Master1-Standarddesign-outline4" style:family="presentation" style:parent-style-name="Master1-Standarddesign-outline3">
      <style:paragraph-properties fo:margin-top="0.2cm" fo:margin-bottom="0cm"/>
      <style:text-properties fo:font-size="20pt" style:font-size-asian="20pt" style:font-size-complex="20pt"/>
    </style:style>
    <style:style style:name="Master1-Standarddesign-outline5" style:family="presentation" style:parent-style-name="Master1-Standarddesign-outline4">
      <style:paragraph-properties fo:margin-top="0.1cm" fo:margin-bottom="0cm"/>
      <style:text-properties fo:font-size="20pt" style:font-size-asian="20pt" style:font-size-complex="20pt"/>
    </style:style>
    <style:style style:name="Master1-Standarddesign-outline6" style:family="presentation" style:parent-style-name="Master1-Standarddesign-outline5">
      <style:paragraph-properties fo:margin-top="0.1cm" fo:margin-bottom="0cm"/>
      <style:text-properties fo:font-size="20pt" style:font-size-asian="20pt" style:font-size-complex="20pt"/>
    </style:style>
    <style:style style:name="Master1-Standarddesign-outline7" style:family="presentation" style:parent-style-name="Master1-Standarddesign-outline6">
      <style:paragraph-properties fo:margin-top="0.1cm" fo:margin-bottom="0cm"/>
      <style:text-properties fo:font-size="20pt" style:font-size-asian="20pt" style:font-size-complex="20pt"/>
    </style:style>
    <style:style style:name="Master1-Standarddesign-outline8" style:family="presentation" style:parent-style-name="Master1-Standarddesign-outline7">
      <style:paragraph-properties fo:margin-top="0.1cm" fo:margin-bottom="0cm"/>
      <style:text-properties fo:font-size="20pt" style:font-size-asian="20pt" style:font-size-complex="20pt"/>
    </style:style>
    <style:style style:name="Master1-Standarddesign-outline9" style:family="presentation" style:parent-style-name="Master1-Standarddesign-outline8">
      <style:paragraph-properties fo:margin-top="0.1cm" fo:margin-bottom="0cm"/>
      <style:text-properties fo:font-size="20pt" style:font-size-asian="20pt" style:font-size-complex="20pt"/>
    </style:style>
    <style:style style:name="Master1-Standarddesign-subtitle" style:family="presentation">
      <style:graphic-properties draw:stroke="none" draw:fill="none" draw:textarea-vertical-align="middle">
        <text:list-style style:name="Master1-Standard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design-title" style:family="presentation">
      <style:graphic-properties draw:stroke="none" draw:fill="none" draw:textarea-vertical-align="middle">
        <text:list-style style:name="Master1-Standard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1" style:family="presentation">
      <style:graphic-properties draw:stroke="none" draw:fill="none" draw:auto-grow-height="false" draw:fit-to-size="shrink-to-fit">
        <text:list-style style:name="Master1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2" style:family="presentation" style:parent-style-name="Master1-Layout3-secHead-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überschrift-outline3" style:family="presentation" style:parent-style-name="Master1-Layout3-secHead-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überschrift-outline4" style:family="presentation" style:parent-style-name="Master1-Layout3-secHead-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überschrift-outline5" style:family="presentation" style:parent-style-name="Master1-Layout3-secHead-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6" style:family="presentation" style:parent-style-name="Master1-Layout3-secHead-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7" style:family="presentation" style:parent-style-name="Master1-Layout3-secHead-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8" style:family="presentation" style:parent-style-name="Master1-Layout3-secHead-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9" style:family="presentation" style:parent-style-name="Master1-Layout3-secHead-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subtitle" style:family="presentation">
      <style:graphic-properties draw:stroke="none" draw:fill="none" draw:textarea-vertical-align="middle">
        <text:list-style style:name="Master1-Layout3-secHead-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title" style:family="presentation">
      <style:graphic-properties draw:stroke="none" draw:fill="none" draw:textarea-vertical-align="middle">
        <text:list-style style:name="Master1-Layout3-secHead-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Beschriftung-background" style:family="presentation">
      <style:graphic-properties draw:stroke="none" draw:fill="solid" draw:fill-color="#ffffff"/>
      <style:text-properties style:letter-kerning="true"/>
    </style:style>
    <style:style style:name="Master1-Layout8-objTx-Inhalt-mit-Beschriftu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Beschriftu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Beschriftung-outline1" style:family="presentation">
      <style:graphic-properties draw:stroke="none" draw:fill="none" draw:auto-grow-height="false" draw:fit-to-size="shrink-to-fit">
        <text:list-style style:name="Master1-Layout8-objTx-Inhalt-mit-Beschriftu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Beschriftung-outline2" style:family="presentation" style:parent-style-name="Master1-Layout8-objTx-Inhalt-mit-Beschriftung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Beschriftung-outline3" style:family="presentation" style:parent-style-name="Master1-Layout8-objTx-Inhalt-mit-Beschriftung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Beschriftung-outline4" style:family="presentation" style:parent-style-name="Master1-Layout8-objTx-Inhalt-mit-Beschriftung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Beschriftung-outline5" style:family="presentation" style:parent-style-name="Master1-Layout8-objTx-Inhalt-mit-Beschriftung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Beschriftung-outline6" style:family="presentation" style:parent-style-name="Master1-Layout8-objTx-Inhalt-mit-Beschriftung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Beschriftung-outline7" style:family="presentation" style:parent-style-name="Master1-Layout8-objTx-Inhalt-mit-Beschriftung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Beschriftung-outline8" style:family="presentation" style:parent-style-name="Master1-Layout8-objTx-Inhalt-mit-Beschriftung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Beschriftung-outline9" style:family="presentation" style:parent-style-name="Master1-Layout8-objTx-Inhalt-mit-Beschriftung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Beschriftung-subtitle" style:family="presentation">
      <style:graphic-properties draw:stroke="none" draw:fill="none" draw:textarea-vertical-align="middle">
        <text:list-style style:name="Master1-Layout8-objTx-Inhalt-mit-Beschriftu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Beschriftung-title" style:family="presentation">
      <style:graphic-properties draw:stroke="none" draw:fill="none" draw:textarea-vertical-align="middle">
        <text:list-style style:name="Master1-Layout8-objTx-Inhalt-mit-Beschriftu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Beschriftung-background" style:family="presentation">
      <style:graphic-properties draw:stroke="none" draw:fill="solid" draw:fill-color="#ffffff"/>
      <style:text-properties style:letter-kerning="true"/>
    </style:style>
    <style:style style:name="Master1-Layout9-picTx-Bild-mit-Beschriftu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Beschriftu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Beschriftung-outline1" style:family="presentation">
      <style:graphic-properties draw:stroke="none" draw:fill="none" draw:auto-grow-height="false" draw:fit-to-size="shrink-to-fit">
        <text:list-style style:name="Master1-Layout9-picTx-Bild-mit-Beschriftu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Beschriftung-outline2" style:family="presentation" style:parent-style-name="Master1-Layout9-picTx-Bild-mit-Beschriftung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Beschriftung-outline3" style:family="presentation" style:parent-style-name="Master1-Layout9-picTx-Bild-mit-Beschriftung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Beschriftung-outline4" style:family="presentation" style:parent-style-name="Master1-Layout9-picTx-Bild-mit-Beschriftung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Beschriftung-outline5" style:family="presentation" style:parent-style-name="Master1-Layout9-picTx-Bild-mit-Beschriftung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Beschriftung-outline6" style:family="presentation" style:parent-style-name="Master1-Layout9-picTx-Bild-mit-Beschriftung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Beschriftung-outline7" style:family="presentation" style:parent-style-name="Master1-Layout9-picTx-Bild-mit-Beschriftung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Beschriftung-outline8" style:family="presentation" style:parent-style-name="Master1-Layout9-picTx-Bild-mit-Beschriftung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Beschriftung-outline9" style:family="presentation" style:parent-style-name="Master1-Layout9-picTx-Bild-mit-Beschriftung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Beschriftung-subtitle" style:family="presentation">
      <style:graphic-properties draw:stroke="none" draw:fill="none" draw:textarea-vertical-align="middle">
        <text:list-style style:name="Master1-Layout9-picTx-Bild-mit-Beschriftu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Beschriftung-title" style:family="presentation">
      <style:graphic-properties draw:stroke="none" draw:fill="none" draw:textarea-vertical-align="middle">
        <text:list-style style:name="Master1-Layout9-picTx-Bild-mit-Beschriftu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8.525cm" fo:page-height="27.5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32cm" fo:padding-bottom="0.132cm" fo:padding-left="0.263cm" fo:padding-right="0.263cm" fo:wrap-option="wrap"/>
    </style:style>
    <style:style style:name="Mgr3" style:family="graphic" style:parent-style-name="standard">
      <style:graphic-properties draw:stroke="solid" svg:stroke-width="0.018cm" svg:stroke-color="#969696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Graphics">
      <style:graphic-properties draw:stroke="none" draw:fill="none" fo:clip="rect(0cm, 0cm, 0cm, 0cm)" style:mirror="none"/>
    </style:style>
    <style:style style:name="Mgr5" style:family="graphic" style:parent-style-name="standard">
      <style:graphic-properties draw:stroke="solid" svg:stroke-width="0.018cm" svg:stroke-color="#ffffff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Standarddesig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.254cm" fo:wrap-option="wrap"/>
    </style:style>
    <style:style style:name="Mpr2" style:family="presentation" style:parent-style-name="Master1-Standard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cm" fo:padding-right="0.254cm" fo:wrap-option="wrap"/>
    </style:style>
    <style:style style:name="Mpr3" style:family="presentation" style:parent-style-name="Master1-Standarddesig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desig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design-backgroundobject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6" style:family="presentation" style:parent-style-name="Master1-Standarddesign-note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7" style:family="presentation" style:parent-style-name="Master1-Standarddesign-backgroundobjects">
      <style:graphic-properties draw:stroke="none" draw:fill="none" draw:textarea-horizontal-align="left" draw:textarea-vertical-align="bottom" draw:auto-grow-height="false" draw:auto-grow-width="false" fo:padding-top="0.132cm" fo:padding-bottom="0.132cm" fo:padding-left="0.263cm" fo:padding-right="0.263cm" fo:wrap-option="wrap"/>
    </style:style>
    <style:style style:name="Mpr8" style:family="presentation" style:parent-style-name="Master1-Layout1-title-Titelfolie-title">
      <style:graphic-properties draw:stroke="none" draw:fill="none" draw:textarea-horizontal-align="left" draw:textarea-vertical-align="middle" draw:auto-grow-height="false" draw:auto-grow-width="false" fo:padding-top="0cm" fo:padding-bottom="0.127cm" fo:padding-left="0cm" fo:padding-right="0.254cm" fo:wrap-option="wrap"/>
    </style:style>
    <style:style style:name="Mpr9" style:family="presentation" style:parent-style-name="Master1-Layout1-title-Titelfolie-subtitle">
      <style:graphic-properties draw:stroke="none" draw:fill="none" draw:textarea-horizontal-align="left" draw:textarea-vertical-align="middle" draw:auto-grow-height="false" draw:auto-grow-width="false" fo:padding-top="0cm" fo:padding-bottom="0.127cm" fo:padding-left="0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11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.132cm" fo:padding-bottom="0.132cm" fo:padding-left="0.263cm" fo:padding-right="0.263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.254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cm" fo:padding-right="0.254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18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19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32cm" fo:padding-bottom="0.132cm" fo:padding-left="0.263cm" fo:padding-right="0.263cm" fo:wrap-option="wrap"/>
    </style:style>
    <style:style style:name="Mpr20" style:family="presentation" style:parent-style-name="Master1-Layout3-secHead-Abschnitts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cm" fo:padding-right="0.254cm" fo:wrap-option="wrap"/>
    </style:style>
    <style:style style:name="Mpr21" style:family="presentation" style:parent-style-name="Master1-Layout3-secHead-Abschnitts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cm" fo:padding-right="0.254cm" fo:wrap-option="wrap"/>
    </style:style>
    <style:style style:name="Mpr22" style:family="presentation" style:parent-style-name="Master1-Layout3-secHead-Abschnitts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bschnittsüberschrift-backgroundobject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25" style:family="presentation" style:parent-style-name="Master1-Layout3-secHead-Abschnittsüberschrift-note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26" style:family="presentation" style:parent-style-name="Master1-Layout3-secHead-Abschnittsüberschrift-backgroundobjects">
      <style:graphic-properties draw:stroke="none" draw:fill="none" draw:textarea-horizontal-align="left" draw:textarea-vertical-align="bottom" draw:auto-grow-height="false" draw:auto-grow-width="false" fo:padding-top="0.132cm" fo:padding-bottom="0.132cm" fo:padding-left="0.263cm" fo:padding-right="0.263cm" fo:wrap-option="wrap"/>
    </style:style>
    <style:style style:name="Mpr27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.254cm" fo:wrap-option="wrap"/>
    </style:style>
    <style:style style:name="Mpr28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cm" fo:padding-right="0.254cm" fo:wrap-option="wrap"/>
    </style:style>
    <style:style style:name="Mpr29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32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33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.132cm" fo:padding-bottom="0.132cm" fo:padding-left="0.263cm" fo:padding-right="0.263cm" fo:wrap-option="wrap"/>
    </style:style>
    <style:style style:name="Mpr34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.254cm" fo:wrap-option="wrap"/>
    </style:style>
    <style:style style:name="Mpr35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cm" fo:padding-right="0.254cm" fo:wrap-option="wrap"/>
    </style:style>
    <style:style style:name="Mpr36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cm" fo:padding-right="0.254cm" fo:wrap-option="wrap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40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41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.132cm" fo:padding-bottom="0.132cm" fo:padding-left="0.263cm" fo:padding-right="0.263cm" fo:wrap-option="wrap"/>
    </style:style>
    <style:style style:name="Mpr42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.254cm" fo:wrap-option="wrap"/>
    </style:style>
    <style:style style:name="Mpr43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46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47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.132cm" fo:padding-bottom="0.132cm" fo:padding-left="0.263cm" fo:padding-right="0.263cm" fo:wrap-option="wrap"/>
    </style:style>
    <style:style style:name="Mpr48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51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52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.132cm" fo:padding-bottom="0.132cm" fo:padding-left="0.263cm" fo:padding-right="0.263cm" fo:wrap-option="wrap"/>
    </style:style>
    <style:style style:name="Mpr53" style:family="presentation" style:parent-style-name="Master1-Layout8-objTx-Inhalt-mit-Beschriftung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cm" fo:padding-right="0.254cm" fo:wrap-option="wrap"/>
    </style:style>
    <style:style style:name="Mpr54" style:family="presentation" style:parent-style-name="Master1-Layout8-objTx-Inhalt-mit-Beschriftung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cm" fo:padding-right="0.254cm" fo:wrap-option="wrap"/>
    </style:style>
    <style:style style:name="Mpr55" style:family="presentation" style:parent-style-name="Master1-Layout8-objTx-Inhalt-mit-Beschriftung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cm" fo:padding-right="0.254cm" fo:wrap-option="wrap"/>
    </style:style>
    <style:style style:name="Mpr56" style:family="presentation" style:parent-style-name="Master1-Layout8-objTx-Inhalt-mit-Beschriftun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8-objTx-Inhalt-mit-Beschriftun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8-objTx-Inhalt-mit-Beschriftung-backgroundobject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59" style:family="presentation" style:parent-style-name="Master1-Layout8-objTx-Inhalt-mit-Beschriftung-note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60" style:family="presentation" style:parent-style-name="Master1-Layout8-objTx-Inhalt-mit-Beschriftung-backgroundobjects">
      <style:graphic-properties draw:stroke="none" draw:fill="none" draw:textarea-horizontal-align="left" draw:textarea-vertical-align="bottom" draw:auto-grow-height="false" draw:auto-grow-width="false" fo:padding-top="0.132cm" fo:padding-bottom="0.132cm" fo:padding-left="0.263cm" fo:padding-right="0.263cm" fo:wrap-option="wrap"/>
    </style:style>
    <style:style style:name="Mpr61" style:family="presentation" style:parent-style-name="Master1-Layout9-picTx-Bild-mit-Beschriftung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cm" fo:padding-right="0.254cm" fo:wrap-option="wrap"/>
    </style:style>
    <style:style style:name="Mpr62" style:family="presentation" style:parent-style-name="Master1-Layout9-picTx-Bild-mit-Beschriftung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cm" fo:padding-right="0.254cm" fo:wrap-option="wrap"/>
    </style:style>
    <style:style style:name="Mpr63" style:family="presentation" style:parent-style-name="Master1-Layout9-picTx-Bild-mit-Beschriftung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cm" fo:padding-right="0.254cm" fo:wrap-option="wrap"/>
    </style:style>
    <style:style style:name="Mpr64" style:family="presentation" style:parent-style-name="Master1-Layout9-picTx-Bild-mit-Beschriftun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9-picTx-Bild-mit-Beschriftun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9-picTx-Bild-mit-Beschriftung-backgroundobject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67" style:family="presentation" style:parent-style-name="Master1-Layout9-picTx-Bild-mit-Beschriftung-note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68" style:family="presentation" style:parent-style-name="Master1-Layout9-picTx-Bild-mit-Beschriftung-backgroundobjects">
      <style:graphic-properties draw:stroke="none" draw:fill="none" draw:textarea-horizontal-align="left" draw:textarea-vertical-align="bottom" draw:auto-grow-height="false" draw:auto-grow-width="false" fo:padding-top="0.132cm" fo:padding-bottom="0.132cm" fo:padding-left="0.263cm" fo:padding-right="0.263cm" fo:wrap-option="wrap"/>
    </style:style>
    <style:style style:name="Mpr69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.254cm" fo:wrap-option="wrap"/>
    </style:style>
    <style:style style:name="Mpr70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cm" fo:padding-right="0.254cm" fo:wrap-option="wrap"/>
      <style:paragraph-properties style:writing-mode="tb-rl"/>
    </style:style>
    <style:style style:name="Mpr71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74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75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32cm" fo:padding-bottom="0.132cm" fo:padding-left="0.263cm" fo:padding-right="0.263cm" fo:wrap-option="wrap"/>
    </style:style>
    <style:style style:name="Mpr76" style:family="presentation" style:parent-style-name="Master1-Layout11-vertTitleAndTx-Vertikaler-Titel-und-Text-title">
      <style:graphic-properties draw:stroke="none" draw:fill="none" draw:textarea-horizontal-align="right" draw:textarea-vertical-align="middle" draw:auto-grow-height="false" draw:auto-grow-width="false" fo:min-width="22.86cm" fo:padding-top="0.127cm" fo:padding-bottom="0.127cm" fo:padding-left="0cm" fo:padding-right="0.254cm" fo:wrap-option="wrap"/>
      <style:paragraph-properties style:writing-mode="tb-rl"/>
    </style:style>
    <style:style style:name="Mpr77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cm" fo:padding-right="0.254cm" fo:wrap-option="wrap"/>
      <style:paragraph-properties style:writing-mode="tb-rl"/>
    </style:style>
    <style:style style:name="Mpr78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81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82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32cm" fo:padding-bottom="0.132cm" fo:padding-left="0.263cm" fo:padding-right="0.263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fo:margin-left="0.953cm" fo:margin-right="0cm" fo:margin-top="0.106cm" fo:margin-bottom="0cm" fo:line-height="100%" fo:text-align="start" fo:text-indent="-0.953cm" style:punctuation-wrap="hanging" style:writing-mode="lr-tb">
        <style:tab-stops/>
      </style:paragraph-properties>
    </style:style>
    <style:style style:name="MP5" style:family="paragraph">
      <style:paragraph-properties fo:margin-left="2.064cm" fo:margin-right="0cm" fo:margin-top="0.106cm" fo:margin-bottom="0cm" fo:line-height="100%" fo:text-align="start" fo:text-indent="-0.794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06cm" fo:margin-bottom="0cm" fo:line-height="10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06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0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0" style:family="paragraph">
      <loext:graphic-properties draw:fill="none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1.27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2.54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3.81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5.08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18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2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808080" style:text-line-through-style="none" style:text-line-through-type="none" style:text-position="0% 100%" style:font-name="Verdana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1d4b" style:text-line-through-style="none" style:text-line-through-type="none" style:text-position="0% 100%" style:font-name="Verdana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808080" style:text-line-through-style="none" style:text-line-through-type="none" style:text-position="0% 100%" style:font-name="Verdana1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Verdana1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Verdana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Verdana1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1d4b" style:text-line-through-style="none" style:text-line-through-type="none" style:text-position="0% 100%" style:font-name="Verdana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1d4b" style:text-line-through-style="none" style:text-line-through-type="none" style:text-position="0% 100%" style:font-name="Verdana1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808080" style:text-line-through-style="none" style:text-line-through-type="none" style:text-position="0% 100%" style:font-name="Verdana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font-variant="normal" fo:text-transform="none" fo:color="#001d4b" style:text-line-through-style="none" style:text-line-through-type="none" style:text-position="0% 100%" style:font-name="Verdana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1d4b" style:text-line-through-style="none" style:text-line-through-type="none" style:text-position="0% 100%" style:font-name="Verdana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1d4b" style:text-line-through-style="none" style:text-line-through-type="none" style:text-position="0% 100%" style:font-name="Verdana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font-variant="normal" fo:text-transform="none" fo:color="#001d4b" style:text-line-through-style="none" style:text-line-through-type="none" style:text-position="0% 100%" style:font-name="Verdana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Rectangle 2" draw:style-name="Mgr1" draw:text-style-name="MP1" draw:layer="backgroundobjects" svg:width="8.03cm" svg:height="1.376cm" svg:x="0cm" svg:y="0cm" presentation:class="header">
        <draw:text-box>
          <text:p/>
        </draw:text-box>
      </draw:frame>
      <draw:frame draw:name="Rectangle 3" draw:style-name="Mgr1" draw:text-style-name="MP1" draw:layer="backgroundobjects" svg:width="8.03cm" svg:height="1.376cm" svg:x="10.495cm" svg:y="0cm" presentation:class="date-time">
        <draw:text-box>
          <text:p/>
        </draw:text-box>
      </draw:frame>
      <draw:frame draw:name="Rectangle 4" draw:style-name="Mgr2" draw:text-style-name="MP1" draw:layer="backgroundobjects" svg:width="8.03cm" svg:height="1.376cm" svg:x="0cm" svg:y="26.203cm" presentation:class="footer">
        <draw:text-box>
          <text:p/>
        </draw:text-box>
      </draw:frame>
      <draw:frame draw:name="Rectangle 5" draw:style-name="Mgr2" draw:text-style-name="MP1" draw:layer="backgroundobjects" svg:width="8.03cm" svg:height="1.376cm" svg:x="10.495cm" svg:y="26.20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594cm" svg:height="5.693cm" svg:x="1.296cm" svg:y="2.941cm" draw:page-number="1"/>
      <draw:page-thumbnail draw:layer="backgroundobjects" svg:width="7.594cm" svg:height="5.693cm" svg:x="9.631cm" svg:y="2.941cm"/>
      <draw:page-thumbnail draw:layer="backgroundobjects" svg:width="7.594cm" svg:height="5.693cm" svg:x="1.296cm" svg:y="10.941cm"/>
      <draw:page-thumbnail draw:layer="backgroundobjects" svg:width="7.594cm" svg:height="5.693cm" svg:x="9.631cm" svg:y="10.941cm"/>
      <draw:page-thumbnail draw:layer="backgroundobjects" svg:width="7.594cm" svg:height="5.693cm" svg:x="1.296cm" svg:y="18.94cm"/>
      <draw:page-thumbnail draw:layer="backgroundobjects" svg:width="7.594cm" svg:height="5.693cm" svg:x="9.631cm" svg:y="18.94cm"/>
    </style:handout-master>
    <style:master-page style:name="Master1-Standarddesign" style:page-layout-name="PM1" draw:style-name="Mdp1">
      <draw:frame draw:name="Rectangle 2" presentation:style-name="Mpr1" draw:text-style-name="MP1" draw:layer="backgroundobjects" svg:width="20.845cm" svg:height="1.058cm" svg:x="2.716cm" svg:y="4.657cm" presentation:class="title">
        <draw:text-box>
          <text:p text:style-name="MP3"><text:span text:style-name="MT2">Klicken </text:span><text:span text:style-name="MT2">Sie, um </text:span><text:span text:style-name="MT2">das </text:span><text:span text:style-name="MT2">Titelform</text:span><text:span text:style-name="MT2">at zu </text:span><text:span text:style-name="MT2">bearbeite</text:span><text:span text:style-name="MT2">n</text:span></text:p>
        </draw:text-box>
      </draw:frame>
      <draw:frame draw:name="Rectangle 3" presentation:style-name="Mpr2" draw:text-style-name="MP1" draw:layer="backgroundobjects" svg:width="20.743cm" svg:height="9.737cm" svg:x="2.752cm" svg:y="7.197cm" presentation:class="outline">
        <draw:text-box>
          <text:list text:style-name="ML3">
            <text:list-item>
              <text:p text:style-name="MP4"><text:span text:style-name="MT3">Klicken Sie, um die Formate des </text:span><text:span text:style-name="MT3">Vorlagentextes zu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3">Dritte Ebene</text:span></text:p>
                      <text:list>
                        <text:list-item>
                          <text:p text:style-name="MP7"><text:span text:style-name="MT3">Vierte </text:span><text:span text:style-name="MT3">Ebene</text:span></text:p>
                          <text:list>
                            <text:list-item>
                              <text:p text:style-name="MP8"><text:span text:style-name="MT3">F</text:span><text:span text:style-name="MT3">ü</text:span><text:span text:style-name="MT3">n</text:span><text:span text:style-name="MT3">f</text:span><text:span text:style-name="MT3">t</text:span><text:span text:style-name="MT3">e</text:span><text:span text:style-name="MT3"> </text:span><text:span text:style-name="MT3">E</text:span><text:span text:style-name="MT3">b</text:span><text:span text:style-name="MT3">e</text:span><text:span text:style-name="MT3">n</text:span><text:span text:style-name="MT3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3" draw:text-style-name="MP1" draw:layer="backgroundobjects" svg:width="5.292cm" svg:height="0.741cm" svg:x="2.752cm" svg:y="17.568cm" presentation:class="date-time">
        <draw:text-box>
          <text:p text:style-name="MP3"><text:span text:style-name="MT4"><text:date style:data-style-name="D4" text:date-value="2016-07-04">04.07.2016</text:date></text:span></text:p>
        </draw:text-box>
      </draw:frame>
      <draw:frame draw:name="Rectangle 5" presentation:style-name="Mpr4" draw:text-style-name="MP1" draw:layer="backgroundobjects" svg:width="8.043cm" svg:height="0.847cm" svg:x="8.678cm" svg:y="17.568cm" presentation:class="footer">
        <draw:text-box>
          <text:p text:style-name="MP9"><text:span text:style-name="MT4">Präsentationsname XYZ</text:span></text:p>
        </draw:text-box>
      </draw:frame>
      <draw:frame draw:name="Rectangle 6" presentation:style-name="Mpr3" draw:text-style-name="MP1" draw:layer="backgroundobjects" svg:width="5.292cm" svg:height="0.635cm" svg:x="18.203cm" svg:y="17.568cm" presentation:class="page-number">
        <draw:text-box>
          <text:p text:style-name="MP2"><text:span text:style-name="MT4">Folie </text:span><text:span text:style-name="MT4"><text:page-number>&lt;number&gt;</text:page-number></text:span><text:span text:style-name="MT4"> von </text:span><text:span text:style-name="MT4">XYZ</text:span></text:p>
        </draw:text-box>
      </draw:frame>
      <draw:custom-shape draw:name="Line 8" draw:style-name="Mgr3" draw:text-style-name="MP1" draw:layer="backgroundobjects" svg:width="25.4cm" svg:height="0.001cm" svg:x="0cm" svg:y="3.12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Line 9" draw:style-name="Mgr3" draw:text-style-name="MP1" draw:layer="backgroundobjects" svg:width="25.4cm" svg:height="0.001cm" svg:x="0cm" svg:y="2.778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5" draw:style-name="Mgr4" draw:text-style-name="MP10" draw:layer="backgroundobjects" svg:width="4.008cm" svg:height="1.177cm" svg:x="1.416cm" svg:y="1.217cm">
        <draw:image xlink:href="Pictures/1000000000000855000002722B59D29E1E23395B.png" xlink:type="simple" xlink:show="embed" xlink:actuate="onLoad">
          <text:p/>
        </draw:image>
        <svg:desc>TU_Logo_90_HKS41</svg:desc>
      </draw:frame>
      <presentation:notes style:page-layout-name="PM0">
        <draw:frame draw:name="Rectangle 2" presentation:style-name="Mpr5" draw:text-style-name="MP1" draw:layer="backgroundobjects" svg:width="8.03cm" svg:height="1.376cm" svg:x="0cm" svg:y="0cm" presentation:class="header">
          <draw:text-box>
            <text:p/>
          </draw:text-box>
        </draw:frame>
        <draw:frame draw:name="Rectangle 3" presentation:style-name="Mpr5" draw:text-style-name="MP1" draw:layer="backgroundobjects" svg:width="8.03cm" svg:height="1.376cm" svg:x="10.495cm" svg:y="0cm" presentation:class="date-time">
          <draw:text-box>
            <text:p/>
          </draw:text-box>
        </draw:frame>
        <draw:page-thumbnail draw:name="Rectangle 4" presentation:style-name="Master1-Standarddesign-title" draw:layer="backgroundobjects" svg:width="13.78cm" svg:height="10.336cm" svg:x="2.372cm" svg:y="2.073cm" presentation:class="page"/>
        <draw:frame draw:name="Rectangle 5" presentation:style-name="Mpr6" draw:text-style-name="MP1" draw:layer="backgroundobjects" svg:width="13.586cm" svg:height="12.409cm" svg:x="2.469cm" svg:y="13.097cm" presentation:class="notes">
          <draw:text-box>
            <text:p text:style-name="MP11"><text:span text:style-name="MT1">Klicken Sie, um die </text:span><text:span text:style-name="MT1">Formate des </text:span><text:span text:style-name="MT1">Vorlagentextes zu </text:span><text:span text:style-name="MT1">bearbeiten</text:span></text:p>
            <text:list text:style-name="ML5">
              <text:list-item>
                <text:list>
                  <text:list-item>
                    <text:p text:style-name="MP12"><text:span text:style-name="MT1">Zweite </text:span><text:span text:style-name="MT1">Ebene</text:span></text:p>
                    <text:list>
                      <text:list-item>
                        <text:p text:style-name="MP13"><text:span text:style-name="MT1">D</text:span><text:span text:style-name="MT1">r</text:span><text:span text:style-name="MT1">i</text:span><text:span text:style-name="MT1">t</text:span><text:span text:style-name="MT1">t</text:span><text:span text:style-name="MT1">e</text:span><text:span text:style-name="MT1"> </text:span><text:span text:style-name="MT1">E</text:span><text:span text:style-name="MT1">b</text:span><text:span text:style-name="MT1">e</text:span><text:span text:style-name="MT1">n</text:span><text:span text:style-name="MT1">e</text:span></text:p>
                        <text:list>
                          <text:list-item>
                            <text:p text:style-name="MP14"><text:span text:style-name="MT1">V</text:span><text:span text:style-name="MT1">i</text:span><text:span text:style-name="MT1">e</text:span><text:span text:style-name="MT1">r</text:span><text:span text:style-name="MT1">t</text:span><text:span text:style-name="MT1">e</text:span><text:span text:style-name="MT1"> </text:span><text:span text:style-name="MT1">E</text:span><text:span text:style-name="MT1">b</text:span><text:span text:style-name="MT1">e</text:span><text:span text:style-name="MT1">n</text:span><text:span text:style-name="MT1">e</text:span></text:p>
                            <text:list>
                              <text:list-item>
                                <text:p text:style-name="MP15"><text:span text:style-name="MT1">F</text:span><text:span text:style-name="MT1">ü</text:span><text:span text:style-name="MT1">n</text:span><text:span text:style-name="MT1">f</text:span><text:span text:style-name="MT1">t</text:span><text:span text:style-name="MT1">e</text:span><text:span text:style-name="MT1"> </text:span><text:span text:style-name="MT1">E</text:span><text:span text:style-name="MT1">b</text:span><text:span text:style-name="MT1">e</text:span><text:span text:style-name="MT1">n</text:span><text:span text:style-name="MT1">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7" draw:text-style-name="MP1" draw:layer="backgroundobjects" svg:width="8.03cm" svg:height="1.376cm" svg:x="0cm" svg:y="26.203cm" presentation:class="footer">
          <draw:text-box>
            <text:p/>
          </draw:text-box>
        </draw:frame>
        <draw:frame draw:name="Rectangle 7" presentation:style-name="Mpr7" draw:text-style-name="MP1" draw:layer="backgroundobjects" svg:width="8.03cm" svg:height="1.376cm" svg:x="10.495cm" svg:y="26.20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Rectangle 2" presentation:style-name="Mpr8" draw:text-style-name="MP1" draw:layer="backgroundobjects" svg:width="20.845cm" svg:height="3.175cm" svg:x="2.73cm" svg:y="7.51cm" presentation:class="title">
        <draw:text-box>
          <text:p text:style-name="MP3"><text:span text:style-name="MT5">Klick</text:span><text:span text:style-name="MT5">en </text:span><text:span text:style-name="MT5">Sie, </text:span><text:span text:style-name="MT5">um </text:span><text:span text:style-name="MT5">das </text:span><text:span text:style-name="MT5">Titelf</text:span><text:span text:style-name="MT5">orma</text:span><text:span text:style-name="MT5">t zu </text:span><text:span text:style-name="MT5">bearb</text:span><text:span text:style-name="MT5">eiten</text:span></text:p>
        </draw:text-box>
      </draw:frame>
      <draw:frame draw:name="Rectangle 3" presentation:style-name="Mpr9" draw:text-style-name="MP1" draw:layer="backgroundobjects" svg:width="20.743cm" svg:height="1.905cm" svg:x="2.752cm" svg:y="15.663cm" presentation:class="subtitle">
        <draw:text-box>
          <text:p text:style-name="MP3"><text:span text:style-name="MT6">Ort, </text:span><text:span text:style-name="MT6">Datum</text:span></text:p>
        </draw:text-box>
      </draw:frame>
      <draw:custom-shape draw:name="Line 7" draw:style-name="Mgr5" draw:text-style-name="MP1" draw:layer="backgroundobjects" svg:width="25.4cm" svg:height="0.001cm" svg:x="-0.035cm" svg:y="3.246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Line 8" draw:style-name="Mgr5" draw:text-style-name="MP1" draw:layer="backgroundobjects" svg:width="25.4cm" svg:height="0.001cm" svg:x="0cm" svg:y="3.739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20" draw:style-name="Mgr4" draw:text-style-name="MP10" draw:layer="backgroundobjects" svg:width="5.292cm" svg:height="1.552cm" svg:x="0.988cm" svg:y="1.217cm">
        <draw:image xlink:href="Pictures/1000020100000855000002724A8F2E984AB8ADB6.png" xlink:type="simple" xlink:show="embed" xlink:actuate="onLoad">
          <text:p/>
        </draw:image>
        <svg:desc>D:\Job\Aktive Beratung\TUD Neu CI\Kopie von TU_Logo_90mm\TU_Logo_90_SW.png</svg:desc>
      </draw:frame>
      <draw:frame presentation:style-name="Master1-Layout1-title-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Rectangle 2" presentation:style-name="Mpr10" draw:text-style-name="MP1" draw:layer="backgroundobjects" svg:width="8.03cm" svg:height="1.376cm" svg:x="0cm" svg:y="0cm" presentation:class="header">
          <draw:text-box>
            <text:p/>
          </draw:text-box>
        </draw:frame>
        <draw:frame draw:name="Rectangle 3" presentation:style-name="Mpr10" draw:text-style-name="MP1" draw:layer="backgroundobjects" svg:width="8.03cm" svg:height="1.376cm" svg:x="10.495cm" svg:y="0cm" presentation:class="date-time">
          <draw:text-box>
            <text:p/>
          </draw:text-box>
        </draw:frame>
        <draw:page-thumbnail draw:name="Rectangle 4" presentation:style-name="Master1-Layout1-title-Titelfolie-title" draw:layer="backgroundobjects" svg:width="13.78cm" svg:height="10.336cm" svg:x="2.372cm" svg:y="2.073cm" presentation:class="page"/>
        <draw:frame draw:name="Rectangle 5" presentation:style-name="Mpr11" draw:text-style-name="MP1" draw:layer="backgroundobjects" svg:width="13.586cm" svg:height="12.409cm" svg:x="2.469cm" svg:y="13.097cm" presentation:class="notes">
          <draw:text-box>
            <text:p text:style-name="MP11"><text:span text:style-name="MT1">Klicken Sie, um die </text:span><text:span text:style-name="MT1">Formate des </text:span><text:span text:style-name="MT1">Vorlagentextes zu </text:span><text:span text:style-name="MT1">bearbeiten</text:span></text:p>
            <text:list text:style-name="ML5">
              <text:list-item>
                <text:list>
                  <text:list-item>
                    <text:p text:style-name="MP12"><text:span text:style-name="MT1">Zweite </text:span><text:span text:style-name="MT1">Ebene</text:span></text:p>
                    <text:list>
                      <text:list-item>
                        <text:p text:style-name="MP13"><text:span text:style-name="MT1">D</text:span><text:span text:style-name="MT1">r</text:span><text:span text:style-name="MT1">i</text:span><text:span text:style-name="MT1">t</text:span><text:span text:style-name="MT1">t</text:span><text:span text:style-name="MT1">e</text:span><text:span text:style-name="MT1"> </text:span><text:span text:style-name="MT1">E</text:span><text:span text:style-name="MT1">b</text:span><text:span text:style-name="MT1">e</text:span><text:span text:style-name="MT1">n</text:span><text:span text:style-name="MT1">e</text:span></text:p>
                        <text:list>
                          <text:list-item>
                            <text:p text:style-name="MP14"><text:span text:style-name="MT1">V</text:span><text:span text:style-name="MT1">i</text:span><text:span text:style-name="MT1">e</text:span><text:span text:style-name="MT1">r</text:span><text:span text:style-name="MT1">t</text:span><text:span text:style-name="MT1">e</text:span><text:span text:style-name="MT1"> </text:span><text:span text:style-name="MT1">E</text:span><text:span text:style-name="MT1">b</text:span><text:span text:style-name="MT1">e</text:span><text:span text:style-name="MT1">n</text:span><text:span text:style-name="MT1">e</text:span></text:p>
                            <text:list>
                              <text:list-item>
                                <text:p text:style-name="MP15"><text:span text:style-name="MT1">F</text:span><text:span text:style-name="MT1">ü</text:span><text:span text:style-name="MT1">n</text:span><text:span text:style-name="MT1">f</text:span><text:span text:style-name="MT1">t</text:span><text:span text:style-name="MT1">e</text:span><text:span text:style-name="MT1"> </text:span><text:span text:style-name="MT1">E</text:span><text:span text:style-name="MT1">b</text:span><text:span text:style-name="MT1">e</text:span><text:span text:style-name="MT1">n</text:span><text:span text:style-name="MT1">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2" draw:text-style-name="MP1" draw:layer="backgroundobjects" svg:width="8.03cm" svg:height="1.376cm" svg:x="0cm" svg:y="26.203cm" presentation:class="footer">
          <draw:text-box>
            <text:p/>
          </draw:text-box>
        </draw:frame>
        <draw:frame draw:name="Rectangle 7" presentation:style-name="Mpr12" draw:text-style-name="MP1" draw:layer="backgroundobjects" svg:width="8.03cm" svg:height="1.376cm" svg:x="10.495cm" svg:y="26.20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1" draw:layer="Master1-bg" svg:width="20.845cm" svg:height="1.058cm" svg:x="2.716cm" svg:y="4.657cm" presentation:class="title">
        <draw:text-box>
          <text:p text:style-name="MP3"><text:span text:style-name="MT2">Mastertit</text:span><text:span text:style-name="MT2">elformat </text:span><text:span text:style-name="MT2">bearbeite</text:span><text:span text:style-name="MT2">n</text:span></text:p>
        </draw:text-box>
      </draw:frame>
      <draw:frame draw:name="Inhaltsplatzhalter 2" presentation:style-name="Mpr14" draw:text-style-name="MP1" draw:layer="Master1-bg" svg:width="20.743cm" svg:height="9.737cm" svg:x="2.752cm" svg:y="7.197cm" presentation:class="title">
        <draw:text-box>
          <text:p text:style-name="MP4"><text:span text:style-name="MT3">Mastertextforma</text:span><text:span text:style-name="MT3">t bearbeiten</text:span><text:span text:style-name="MT3"><text:line-break/></text:span><text:span text:style-name="MT3">Zweite </text:span><text:span text:style-name="MT3">Ebene</text:span><text:span text:style-name="MT3"><text:line-break/></text:span><text:span text:style-name="MT3">Dritte Ebene</text:span><text:span text:style-name="MT3"><text:line-break/></text:span><text:span text:style-name="MT3">Vierte Ebene</text:span><text:span text:style-name="MT3"><text:line-break/></text:span><text:span text:style-name="MT3">Fünfte </text:span><text:span text:style-name="MT3">Ebene</text:span></text:p>
        </draw:text-box>
      </draw:frame>
      <draw:frame draw:name="Datumsplatzhalter 3" presentation:style-name="Mpr15" draw:text-style-name="MP1" draw:layer="Master1-bg" svg:width="5.292cm" svg:height="0.741cm" svg:x="2.752cm" svg:y="17.568cm" presentation:class="date-time">
        <draw:text-box>
          <text:p text:style-name="MP3"><text:span text:style-name="MT4"><text:date style:data-style-name="D4" text:date-value="2016-07-04">04.07.2016</text:date></text:span></text:p>
        </draw:text-box>
      </draw:frame>
      <draw:frame draw:name="Fußzeilenplatzhalter 4" presentation:style-name="Mpr16" draw:text-style-name="MP1" draw:layer="backgroundobjects" svg:width="8.043cm" svg:height="0.847cm" svg:x="8.678cm" svg:y="17.568cm" presentation:class="footer">
        <draw:text-box>
          <text:p text:style-name="MP9"><text:span text:style-name="MT4">Präsentationsname XYZ</text:span></text:p>
        </draw:text-box>
      </draw:frame>
      <draw:frame draw:name="Foliennummernplatzhalter 5" presentation:style-name="Mpr15" draw:text-style-name="MP1" draw:layer="backgroundobjects" svg:width="5.292cm" svg:height="0.635cm" svg:x="18.203cm" svg:y="17.568cm" presentation:class="page-number">
        <draw:text-box>
          <text:p text:style-name="MP2"><text:span text:style-name="MT4">Folie </text:span><text:span text:style-name="MT4"><text:page-number>&lt;number&gt;</text:page-number></text:span><text:span text:style-name="MT4"> von </text:span><text:span text:style-name="MT4">XYZ</text:span></text:p>
        </draw:text-box>
      </draw:frame>
      <draw:frame presentation:style-name="Master1-Layout2-obj-Titel-und-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Rectangle 2" presentation:style-name="Mpr17" draw:text-style-name="MP1" draw:layer="backgroundobjects" svg:width="8.03cm" svg:height="1.376cm" svg:x="0cm" svg:y="0cm" presentation:class="header">
          <draw:text-box>
            <text:p/>
          </draw:text-box>
        </draw:frame>
        <draw:frame draw:name="Rectangle 3" presentation:style-name="Mpr17" draw:text-style-name="MP1" draw:layer="backgroundobjects" svg:width="8.03cm" svg:height="1.376cm" svg:x="10.495cm" svg:y="0cm" presentation:class="date-time">
          <draw:text-box>
            <text:p/>
          </draw:text-box>
        </draw:frame>
        <draw:page-thumbnail draw:name="Rectangle 4" presentation:style-name="Master1-Layout2-obj-Titel-und-Inhalt-title" draw:layer="backgroundobjects" svg:width="13.78cm" svg:height="10.336cm" svg:x="2.372cm" svg:y="2.073cm" presentation:class="page"/>
        <draw:frame draw:name="Rectangle 5" presentation:style-name="Mpr18" draw:text-style-name="MP1" draw:layer="backgroundobjects" svg:width="13.586cm" svg:height="12.409cm" svg:x="2.469cm" svg:y="13.097cm" presentation:class="notes">
          <draw:text-box>
            <text:p text:style-name="MP11"><text:span text:style-name="MT1">Klicken Sie, um die </text:span><text:span text:style-name="MT1">Formate des </text:span><text:span text:style-name="MT1">Vorlagentextes zu </text:span><text:span text:style-name="MT1">bearbeiten</text:span></text:p>
            <text:list text:style-name="ML5">
              <text:list-item>
                <text:list>
                  <text:list-item>
                    <text:p text:style-name="MP12"><text:span text:style-name="MT1">Zweite </text:span><text:span text:style-name="MT1">Ebene</text:span></text:p>
                    <text:list>
                      <text:list-item>
                        <text:p text:style-name="MP13"><text:span text:style-name="MT1">D</text:span><text:span text:style-name="MT1">r</text:span><text:span text:style-name="MT1">i</text:span><text:span text:style-name="MT1">t</text:span><text:span text:style-name="MT1">t</text:span><text:span text:style-name="MT1">e</text:span><text:span text:style-name="MT1"> </text:span><text:span text:style-name="MT1">E</text:span><text:span text:style-name="MT1">b</text:span><text:span text:style-name="MT1">e</text:span><text:span text:style-name="MT1">n</text:span><text:span text:style-name="MT1">e</text:span></text:p>
                        <text:list>
                          <text:list-item>
                            <text:p text:style-name="MP14"><text:span text:style-name="MT1">V</text:span><text:span text:style-name="MT1">i</text:span><text:span text:style-name="MT1">e</text:span><text:span text:style-name="MT1">r</text:span><text:span text:style-name="MT1">t</text:span><text:span text:style-name="MT1">e</text:span><text:span text:style-name="MT1"> </text:span><text:span text:style-name="MT1">E</text:span><text:span text:style-name="MT1">b</text:span><text:span text:style-name="MT1">e</text:span><text:span text:style-name="MT1">n</text:span><text:span text:style-name="MT1">e</text:span></text:p>
                            <text:list>
                              <text:list-item>
                                <text:p text:style-name="MP15"><text:span text:style-name="MT1">F</text:span><text:span text:style-name="MT1">ü</text:span><text:span text:style-name="MT1">n</text:span><text:span text:style-name="MT1">f</text:span><text:span text:style-name="MT1">t</text:span><text:span text:style-name="MT1">e</text:span><text:span text:style-name="MT1"> </text:span><text:span text:style-name="MT1">E</text:span><text:span text:style-name="MT1">b</text:span><text:span text:style-name="MT1">e</text:span><text:span text:style-name="MT1">n</text:span><text:span text:style-name="MT1">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9" draw:text-style-name="MP1" draw:layer="backgroundobjects" svg:width="8.03cm" svg:height="1.376cm" svg:x="0cm" svg:y="26.203cm" presentation:class="footer">
          <draw:text-box>
            <text:p/>
          </draw:text-box>
        </draw:frame>
        <draw:frame draw:name="Rectangle 7" presentation:style-name="Mpr19" draw:text-style-name="MP1" draw:layer="backgroundobjects" svg:width="8.03cm" svg:height="1.376cm" svg:x="10.495cm" svg:y="26.20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secHead-Abschnittsüberschrift" style:page-layout-name="PM1" draw:style-name="Mdp1">
      <draw:frame draw:name="Titel 1" presentation:style-name="Mpr20" draw:text-style-name="MP1" draw:layer="Master1-bg" svg:width="21.908cm" svg:height="7.924cm" svg:x="1.733cm" svg:y="4.749cm" presentation:class="title">
        <draw:text-box>
          <text:p text:style-name="MP3"><text:span text:style-name="MT7">Mas</text:span><text:span text:style-name="MT7">tert</text:span><text:span text:style-name="MT7">itelf</text:span><text:span text:style-name="MT7">or</text:span><text:span text:style-name="MT7">mat </text:span><text:span text:style-name="MT7">bea</text:span><text:span text:style-name="MT7">rbei</text:span><text:span text:style-name="MT7">ten</text:span></text:p>
        </draw:text-box>
      </draw:frame>
      <draw:frame draw:name="Textplatzhalter 2" presentation:style-name="Mpr21" draw:text-style-name="MP1" draw:layer="Master1-bg" svg:width="21.908cm" svg:height="4.167cm" svg:x="1.733cm" svg:y="12.749cm" presentation:class="outline">
        <draw:text-box>
          <text:list text:style-name="ML3">
            <text:list-item>
              <text:p text:style-name="MP16"><text:span text:style-name="MT8">Mastertextformat </text:span><text:span text:style-name="MT8">bearbeiten</text:span></text:p>
            </text:list-item>
          </text:list>
        </draw:text-box>
      </draw:frame>
      <draw:frame draw:name="Datumsplatzhalter 3" presentation:style-name="Mpr22" draw:text-style-name="MP1" draw:layer="Master1-bg" svg:width="5.292cm" svg:height="0.741cm" svg:x="2.752cm" svg:y="17.568cm" presentation:class="date-time">
        <draw:text-box>
          <text:p text:style-name="MP3"><text:span text:style-name="MT4"><text:date style:data-style-name="D4" text:date-value="2016-07-04">04.07.2016</text:date></text:span></text:p>
        </draw:text-box>
      </draw:frame>
      <draw:frame draw:name="Fußzeilenplatzhalter 4" presentation:style-name="Mpr23" draw:text-style-name="MP1" draw:layer="backgroundobjects" svg:width="8.043cm" svg:height="0.847cm" svg:x="8.678cm" svg:y="17.568cm" presentation:class="footer">
        <draw:text-box>
          <text:p text:style-name="MP9"><text:span text:style-name="MT4">Präsentationsname XYZ</text:span></text:p>
        </draw:text-box>
      </draw:frame>
      <draw:frame draw:name="Foliennummernplatzhalter 5" presentation:style-name="Mpr22" draw:text-style-name="MP1" draw:layer="backgroundobjects" svg:width="5.292cm" svg:height="0.635cm" svg:x="18.203cm" svg:y="17.568cm" presentation:class="page-number">
        <draw:text-box>
          <text:p text:style-name="MP2"><text:span text:style-name="MT4">Folie </text:span><text:span text:style-name="MT4"><text:page-number>&lt;number&gt;</text:page-number></text:span><text:span text:style-name="MT4"> von </text:span><text:span text:style-name="MT4">XYZ</text:span></text:p>
        </draw:text-box>
      </draw:frame>
      <presentation:notes style:page-layout-name="PM0">
        <draw:frame draw:name="Rectangle 2" presentation:style-name="Mpr24" draw:text-style-name="MP1" draw:layer="backgroundobjects" svg:width="8.03cm" svg:height="1.376cm" svg:x="0cm" svg:y="0cm" presentation:class="header">
          <draw:text-box>
            <text:p/>
          </draw:text-box>
        </draw:frame>
        <draw:frame draw:name="Rectangle 3" presentation:style-name="Mpr24" draw:text-style-name="MP1" draw:layer="backgroundobjects" svg:width="8.03cm" svg:height="1.376cm" svg:x="10.495cm" svg:y="0cm" presentation:class="date-time">
          <draw:text-box>
            <text:p/>
          </draw:text-box>
        </draw:frame>
        <draw:page-thumbnail draw:name="Rectangle 4" presentation:style-name="Master1-Layout3-secHead-Abschnittsüberschrift-title" draw:layer="backgroundobjects" svg:width="13.78cm" svg:height="10.336cm" svg:x="2.372cm" svg:y="2.073cm" presentation:class="page"/>
        <draw:frame draw:name="Rectangle 5" presentation:style-name="Mpr25" draw:text-style-name="MP1" draw:layer="backgroundobjects" svg:width="13.586cm" svg:height="12.409cm" svg:x="2.469cm" svg:y="13.097cm" presentation:class="notes">
          <draw:text-box>
            <text:p text:style-name="MP11"><text:span text:style-name="MT1">Klicken Sie, um die </text:span><text:span text:style-name="MT1">Formate des </text:span><text:span text:style-name="MT1">Vorlagentextes zu </text:span><text:span text:style-name="MT1">bearbeiten</text:span></text:p>
            <text:list text:style-name="ML5">
              <text:list-item>
                <text:list>
                  <text:list-item>
                    <text:p text:style-name="MP12"><text:span text:style-name="MT1">Zweite </text:span><text:span text:style-name="MT1">Ebene</text:span></text:p>
                    <text:list>
                      <text:list-item>
                        <text:p text:style-name="MP13"><text:span text:style-name="MT1">D</text:span><text:span text:style-name="MT1">r</text:span><text:span text:style-name="MT1">i</text:span><text:span text:style-name="MT1">t</text:span><text:span text:style-name="MT1">t</text:span><text:span text:style-name="MT1">e</text:span><text:span text:style-name="MT1"> </text:span><text:span text:style-name="MT1">E</text:span><text:span text:style-name="MT1">b</text:span><text:span text:style-name="MT1">e</text:span><text:span text:style-name="MT1">n</text:span><text:span text:style-name="MT1">e</text:span></text:p>
                        <text:list>
                          <text:list-item>
                            <text:p text:style-name="MP14"><text:span text:style-name="MT1">V</text:span><text:span text:style-name="MT1">i</text:span><text:span text:style-name="MT1">e</text:span><text:span text:style-name="MT1">r</text:span><text:span text:style-name="MT1">t</text:span><text:span text:style-name="MT1">e</text:span><text:span text:style-name="MT1"> </text:span><text:span text:style-name="MT1">E</text:span><text:span text:style-name="MT1">b</text:span><text:span text:style-name="MT1">e</text:span><text:span text:style-name="MT1">n</text:span><text:span text:style-name="MT1">e</text:span></text:p>
                            <text:list>
                              <text:list-item>
                                <text:p text:style-name="MP15"><text:span text:style-name="MT1">F</text:span><text:span text:style-name="MT1">ü</text:span><text:span text:style-name="MT1">n</text:span><text:span text:style-name="MT1">f</text:span><text:span text:style-name="MT1">t</text:span><text:span text:style-name="MT1">e</text:span><text:span text:style-name="MT1"> </text:span><text:span text:style-name="MT1">E</text:span><text:span text:style-name="MT1">b</text:span><text:span text:style-name="MT1">e</text:span><text:span text:style-name="MT1">n</text:span><text:span text:style-name="MT1">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6" draw:text-style-name="MP1" draw:layer="backgroundobjects" svg:width="8.03cm" svg:height="1.376cm" svg:x="0cm" svg:y="26.203cm" presentation:class="footer">
          <draw:text-box>
            <text:p/>
          </draw:text-box>
        </draw:frame>
        <draw:frame draw:name="Rectangle 7" presentation:style-name="Mpr26" draw:text-style-name="MP1" draw:layer="backgroundobjects" svg:width="8.03cm" svg:height="1.376cm" svg:x="10.495cm" svg:y="26.20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7" draw:text-style-name="MP1" draw:layer="Master1-bg" svg:width="20.845cm" svg:height="1.058cm" svg:x="2.716cm" svg:y="4.657cm" presentation:class="title">
        <draw:text-box>
          <text:p text:style-name="MP3"><text:span text:style-name="MT2">Mastertit</text:span><text:span text:style-name="MT2">elformat </text:span><text:span text:style-name="MT2">bearbeite</text:span><text:span text:style-name="MT2">n</text:span></text:p>
        </draw:text-box>
      </draw:frame>
      <draw:frame draw:name="Inhaltsplatzhalter 2" presentation:style-name="Mpr28" draw:text-style-name="MP1" draw:layer="Master1-bg" svg:width="10.16cm" svg:height="9.737cm" svg:x="2.752cm" svg:y="7.197cm" presentation:class="title">
        <draw:text-box>
          <text:p text:style-name="MP4"><text:span text:style-name="MT3">Mastertextforma</text:span><text:span text:style-name="MT3">t bearbeiten</text:span><text:span text:style-name="MT3"><text:line-break/></text:span><text:span text:style-name="MT3">Zweite </text:span><text:span text:style-name="MT3">Ebene</text:span><text:span text:style-name="MT3"><text:line-break/></text:span><text:span text:style-name="MT3">Dritte Ebene</text:span><text:span text:style-name="MT3"><text:line-break/></text:span><text:span text:style-name="MT3">Vierte Ebene</text:span><text:span text:style-name="MT3"><text:line-break/></text:span><text:span text:style-name="MT3">Fünfte </text:span><text:span text:style-name="MT3">Ebene</text:span></text:p>
        </draw:text-box>
      </draw:frame>
      <draw:frame draw:name="Inhaltsplatzhalter 3" presentation:style-name="Mpr28" draw:text-style-name="MP1" draw:layer="Master1-bg" svg:width="10.16cm" svg:height="9.737cm" svg:x="13.335cm" svg:y="7.197cm" presentation:class="title">
        <draw:text-box>
          <text:p text:style-name="MP4"><text:span text:style-name="MT3">Mastertextforma</text:span><text:span text:style-name="MT3">t bearbeiten</text:span><text:span text:style-name="MT3"><text:line-break/></text:span><text:span text:style-name="MT3">Zweite </text:span><text:span text:style-name="MT3">Ebene</text:span><text:span text:style-name="MT3"><text:line-break/></text:span><text:span text:style-name="MT3">Dritte Ebene</text:span><text:span text:style-name="MT3"><text:line-break/></text:span><text:span text:style-name="MT3">Vierte Ebene</text:span><text:span text:style-name="MT3"><text:line-break/></text:span><text:span text:style-name="MT3">Fünfte </text:span><text:span text:style-name="MT3">Ebene</text:span></text:p>
        </draw:text-box>
      </draw:frame>
      <draw:frame draw:name="Datumsplatzhalter 4" presentation:style-name="Mpr29" draw:text-style-name="MP1" draw:layer="backgroundobjects" svg:width="5.292cm" svg:height="0.741cm" svg:x="2.752cm" svg:y="17.568cm" presentation:class="date-time">
        <draw:text-box>
          <text:p text:style-name="MP3"><text:span text:style-name="MT4"><text:date style:data-style-name="D4" text:date-value="2016-07-04">04.07.2016</text:date></text:span></text:p>
        </draw:text-box>
      </draw:frame>
      <draw:frame draw:name="Fußzeilenplatzhalter 5" presentation:style-name="Mpr30" draw:text-style-name="MP1" draw:layer="backgroundobjects" svg:width="8.043cm" svg:height="0.847cm" svg:x="8.678cm" svg:y="17.568cm" presentation:class="footer">
        <draw:text-box>
          <text:p text:style-name="MP9"><text:span text:style-name="MT4">Präsentationsname XYZ</text:span></text:p>
        </draw:text-box>
      </draw:frame>
      <draw:frame draw:name="Foliennummernplatzhalter 6" presentation:style-name="Mpr29" draw:text-style-name="MP1" draw:layer="backgroundobjects" svg:width="5.292cm" svg:height="0.635cm" svg:x="18.203cm" svg:y="17.568cm" presentation:class="page-number">
        <draw:text-box>
          <text:p text:style-name="MP2"><text:span text:style-name="MT4">Folie </text:span><text:span text:style-name="MT4"><text:page-number>&lt;number&gt;</text:page-number></text:span><text:span text:style-name="MT4"> von </text:span><text:span text:style-name="MT4">XYZ</text:span></text:p>
        </draw:text-box>
      </draw:frame>
      <presentation:notes style:page-layout-name="PM0">
        <draw:frame draw:name="Rectangle 2" presentation:style-name="Mpr31" draw:text-style-name="MP1" draw:layer="backgroundobjects" svg:width="8.03cm" svg:height="1.376cm" svg:x="0cm" svg:y="0cm" presentation:class="header">
          <draw:text-box>
            <text:p/>
          </draw:text-box>
        </draw:frame>
        <draw:frame draw:name="Rectangle 3" presentation:style-name="Mpr31" draw:text-style-name="MP1" draw:layer="backgroundobjects" svg:width="8.03cm" svg:height="1.376cm" svg:x="10.495cm" svg:y="0cm" presentation:class="date-time">
          <draw:text-box>
            <text:p/>
          </draw:text-box>
        </draw:frame>
        <draw:page-thumbnail draw:name="Rectangle 4" presentation:style-name="Master1-Layout4-twoObj-Zwei-Inhalte-title" draw:layer="backgroundobjects" svg:width="13.78cm" svg:height="10.336cm" svg:x="2.372cm" svg:y="2.073cm" presentation:class="page"/>
        <draw:frame draw:name="Rectangle 5" presentation:style-name="Mpr32" draw:text-style-name="MP1" draw:layer="backgroundobjects" svg:width="13.586cm" svg:height="12.409cm" svg:x="2.469cm" svg:y="13.097cm" presentation:class="notes">
          <draw:text-box>
            <text:p text:style-name="MP11"><text:span text:style-name="MT1">Klicken Sie, um die </text:span><text:span text:style-name="MT1">Formate des </text:span><text:span text:style-name="MT1">Vorlagentextes zu </text:span><text:span text:style-name="MT1">bearbeiten</text:span></text:p>
            <text:list text:style-name="ML5">
              <text:list-item>
                <text:list>
                  <text:list-item>
                    <text:p text:style-name="MP12"><text:span text:style-name="MT1">Zweite </text:span><text:span text:style-name="MT1">Ebene</text:span></text:p>
                    <text:list>
                      <text:list-item>
                        <text:p text:style-name="MP13"><text:span text:style-name="MT1">D</text:span><text:span text:style-name="MT1">r</text:span><text:span text:style-name="MT1">i</text:span><text:span text:style-name="MT1">t</text:span><text:span text:style-name="MT1">t</text:span><text:span text:style-name="MT1">e</text:span><text:span text:style-name="MT1"> </text:span><text:span text:style-name="MT1">E</text:span><text:span text:style-name="MT1">b</text:span><text:span text:style-name="MT1">e</text:span><text:span text:style-name="MT1">n</text:span><text:span text:style-name="MT1">e</text:span></text:p>
                        <text:list>
                          <text:list-item>
                            <text:p text:style-name="MP14"><text:span text:style-name="MT1">V</text:span><text:span text:style-name="MT1">i</text:span><text:span text:style-name="MT1">e</text:span><text:span text:style-name="MT1">r</text:span><text:span text:style-name="MT1">t</text:span><text:span text:style-name="MT1">e</text:span><text:span text:style-name="MT1"> </text:span><text:span text:style-name="MT1">E</text:span><text:span text:style-name="MT1">b</text:span><text:span text:style-name="MT1">e</text:span><text:span text:style-name="MT1">n</text:span><text:span text:style-name="MT1">e</text:span></text:p>
                            <text:list>
                              <text:list-item>
                                <text:p text:style-name="MP15"><text:span text:style-name="MT1">F</text:span><text:span text:style-name="MT1">ü</text:span><text:span text:style-name="MT1">n</text:span><text:span text:style-name="MT1">f</text:span><text:span text:style-name="MT1">t</text:span><text:span text:style-name="MT1">e</text:span><text:span text:style-name="MT1"> </text:span><text:span text:style-name="MT1">E</text:span><text:span text:style-name="MT1">b</text:span><text:span text:style-name="MT1">e</text:span><text:span text:style-name="MT1">n</text:span><text:span text:style-name="MT1">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3" draw:text-style-name="MP1" draw:layer="backgroundobjects" svg:width="8.03cm" svg:height="1.376cm" svg:x="0cm" svg:y="26.203cm" presentation:class="footer">
          <draw:text-box>
            <text:p/>
          </draw:text-box>
        </draw:frame>
        <draw:frame draw:name="Rectangle 7" presentation:style-name="Mpr33" draw:text-style-name="MP1" draw:layer="backgroundobjects" svg:width="8.03cm" svg:height="1.376cm" svg:x="10.495cm" svg:y="26.20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4" draw:text-style-name="MP1" draw:layer="Master1-bg" svg:width="21.908cm" svg:height="3.682cm" svg:x="1.751cm" svg:y="1.014cm" presentation:class="title">
        <draw:text-box>
          <text:p text:style-name="MP3"><text:span text:style-name="MT2">Mastertit</text:span><text:span text:style-name="MT2">elformat </text:span><text:span text:style-name="MT2">bearbeite</text:span><text:span text:style-name="MT2">n</text:span></text:p>
        </draw:text-box>
      </draw:frame>
      <draw:frame draw:name="Textplatzhalter 2" presentation:style-name="Mpr35" draw:text-style-name="MP1" draw:layer="Master1-bg" svg:width="10.746cm" svg:height="2.289cm" svg:x="1.751cm" svg:y="4.67cm" presentation:class="outline">
        <draw:text-box>
          <text:list text:style-name="ML3">
            <text:list-item>
              <text:p text:style-name="MP16"><text:span text:style-name="MT9">Mastertextformat </text:span><text:span text:style-name="MT9">bearbeiten</text:span></text:p>
            </text:list-item>
          </text:list>
        </draw:text-box>
      </draw:frame>
      <draw:frame draw:name="Inhaltsplatzhalter 3" presentation:style-name="Mpr36" draw:text-style-name="MP1" draw:layer="Master1-bg" svg:width="10.746cm" svg:height="10.235cm" svg:x="1.751cm" svg:y="6.959cm" presentation:class="title">
        <draw:text-box>
          <text:p text:style-name="MP4"><text:span text:style-name="MT3">Mastertextforma</text:span><text:span text:style-name="MT3">t bearbeiten</text:span><text:span text:style-name="MT3"><text:line-break/></text:span><text:span text:style-name="MT3">Zweite </text:span><text:span text:style-name="MT3">Ebene</text:span><text:span text:style-name="MT3"><text:line-break/></text:span><text:span text:style-name="MT3">Dritte Ebene</text:span><text:span text:style-name="MT3"><text:line-break/></text:span><text:span text:style-name="MT3">Vierte Ebene</text:span><text:span text:style-name="MT3"><text:line-break/></text:span><text:span text:style-name="MT3">Fünfte </text:span><text:span text:style-name="MT3">Ebene</text:span></text:p>
        </draw:text-box>
      </draw:frame>
      <draw:frame draw:name="Textplatzhalter 4" presentation:style-name="Mpr35" draw:text-style-name="MP1" draw:layer="backgroundobjects" svg:width="10.799cm" svg:height="2.289cm" svg:x="12.859cm" svg:y="4.67cm" presentation:class="outline">
        <draw:text-box>
          <text:list text:style-name="ML5">
            <text:list-item>
              <text:p text:style-name="MP16"><text:span text:style-name="MT9">Mastertextformat </text:span><text:span text:style-name="MT9">bearbeiten</text:span></text:p>
            </text:list-item>
          </text:list>
        </draw:text-box>
      </draw:frame>
      <draw:frame draw:name="Inhaltsplatzhalter 5" presentation:style-name="Mpr36" draw:text-style-name="MP1" draw:layer="backgroundobjects" svg:width="10.799cm" svg:height="10.235cm" svg:x="12.859cm" svg:y="6.959cm" presentation:class="title">
        <draw:text-box>
          <text:p text:style-name="MP4"><text:span text:style-name="MT3">Mastertextforma</text:span><text:span text:style-name="MT3">t bearbeiten</text:span><text:span text:style-name="MT3"><text:line-break/></text:span><text:span text:style-name="MT3">Zweite </text:span><text:span text:style-name="MT3">Ebene</text:span><text:span text:style-name="MT3"><text:line-break/></text:span><text:span text:style-name="MT3">Dritte Ebene</text:span><text:span text:style-name="MT3"><text:line-break/></text:span><text:span text:style-name="MT3">Vierte Ebene</text:span><text:span text:style-name="MT3"><text:line-break/></text:span><text:span text:style-name="MT3">Fünfte </text:span><text:span text:style-name="MT3">Ebene</text:span></text:p>
        </draw:text-box>
      </draw:frame>
      <draw:frame draw:name="Datumsplatzhalter 6" presentation:style-name="Mpr37" draw:text-style-name="MP1" draw:layer="backgroundobjects" svg:width="5.292cm" svg:height="0.741cm" svg:x="2.752cm" svg:y="17.568cm" presentation:class="date-time">
        <draw:text-box>
          <text:p text:style-name="MP3"><text:span text:style-name="MT4"><text:date style:data-style-name="D4" text:date-value="2016-07-04">04.07.2016</text:date></text:span></text:p>
        </draw:text-box>
      </draw:frame>
      <draw:frame draw:name="Fußzeilenplatzhalter 7" presentation:style-name="Mpr38" draw:text-style-name="MP1" draw:layer="backgroundobjects" svg:width="8.043cm" svg:height="0.847cm" svg:x="8.678cm" svg:y="17.568cm" presentation:class="footer">
        <draw:text-box>
          <text:p text:style-name="MP9"><text:span text:style-name="MT4">Präsentationsname XYZ</text:span></text:p>
        </draw:text-box>
      </draw:frame>
      <draw:frame draw:name="Foliennummernplatzhalter 8" presentation:style-name="Mpr37" draw:text-style-name="MP1" draw:layer="backgroundobjects" svg:width="5.292cm" svg:height="0.635cm" svg:x="18.203cm" svg:y="17.568cm" presentation:class="page-number">
        <draw:text-box>
          <text:p text:style-name="MP2"><text:span text:style-name="MT4">Folie </text:span><text:span text:style-name="MT4"><text:page-number>&lt;number&gt;</text:page-number></text:span><text:span text:style-name="MT4"> von </text:span><text:span text:style-name="MT4">XYZ</text:span></text:p>
        </draw:text-box>
      </draw:frame>
      <presentation:notes style:page-layout-name="PM0">
        <draw:frame draw:name="Rectangle 2" presentation:style-name="Mpr39" draw:text-style-name="MP1" draw:layer="backgroundobjects" svg:width="8.03cm" svg:height="1.376cm" svg:x="0cm" svg:y="0cm" presentation:class="header">
          <draw:text-box>
            <text:p/>
          </draw:text-box>
        </draw:frame>
        <draw:frame draw:name="Rectangle 3" presentation:style-name="Mpr39" draw:text-style-name="MP1" draw:layer="backgroundobjects" svg:width="8.03cm" svg:height="1.376cm" svg:x="10.495cm" svg:y="0cm" presentation:class="date-time">
          <draw:text-box>
            <text:p/>
          </draw:text-box>
        </draw:frame>
        <draw:page-thumbnail draw:name="Rectangle 4" presentation:style-name="Master1-Layout5-twoTxTwoObj-Vergleich-title" draw:layer="backgroundobjects" svg:width="13.78cm" svg:height="10.336cm" svg:x="2.372cm" svg:y="2.073cm" presentation:class="page"/>
        <draw:frame draw:name="Rectangle 5" presentation:style-name="Mpr40" draw:text-style-name="MP1" draw:layer="backgroundobjects" svg:width="13.586cm" svg:height="12.409cm" svg:x="2.469cm" svg:y="13.097cm" presentation:class="notes">
          <draw:text-box>
            <text:p text:style-name="MP11"><text:span text:style-name="MT1">Klicken Sie, um die </text:span><text:span text:style-name="MT1">Formate des </text:span><text:span text:style-name="MT1">Vorlagentextes zu </text:span><text:span text:style-name="MT1">bearbeiten</text:span></text:p>
            <text:list text:style-name="ML5">
              <text:list-item>
                <text:list>
                  <text:list-item>
                    <text:p text:style-name="MP12"><text:span text:style-name="MT1">Zweite </text:span><text:span text:style-name="MT1">Ebene</text:span></text:p>
                    <text:list>
                      <text:list-item>
                        <text:p text:style-name="MP13"><text:span text:style-name="MT1">D</text:span><text:span text:style-name="MT1">r</text:span><text:span text:style-name="MT1">i</text:span><text:span text:style-name="MT1">t</text:span><text:span text:style-name="MT1">t</text:span><text:span text:style-name="MT1">e</text:span><text:span text:style-name="MT1"> </text:span><text:span text:style-name="MT1">E</text:span><text:span text:style-name="MT1">b</text:span><text:span text:style-name="MT1">e</text:span><text:span text:style-name="MT1">n</text:span><text:span text:style-name="MT1">e</text:span></text:p>
                        <text:list>
                          <text:list-item>
                            <text:p text:style-name="MP14"><text:span text:style-name="MT1">V</text:span><text:span text:style-name="MT1">i</text:span><text:span text:style-name="MT1">e</text:span><text:span text:style-name="MT1">r</text:span><text:span text:style-name="MT1">t</text:span><text:span text:style-name="MT1">e</text:span><text:span text:style-name="MT1"> </text:span><text:span text:style-name="MT1">E</text:span><text:span text:style-name="MT1">b</text:span><text:span text:style-name="MT1">e</text:span><text:span text:style-name="MT1">n</text:span><text:span text:style-name="MT1">e</text:span></text:p>
                            <text:list>
                              <text:list-item>
                                <text:p text:style-name="MP15"><text:span text:style-name="MT1">F</text:span><text:span text:style-name="MT1">ü</text:span><text:span text:style-name="MT1">n</text:span><text:span text:style-name="MT1">f</text:span><text:span text:style-name="MT1">t</text:span><text:span text:style-name="MT1">e</text:span><text:span text:style-name="MT1"> </text:span><text:span text:style-name="MT1">E</text:span><text:span text:style-name="MT1">b</text:span><text:span text:style-name="MT1">e</text:span><text:span text:style-name="MT1">n</text:span><text:span text:style-name="MT1">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41" draw:text-style-name="MP1" draw:layer="backgroundobjects" svg:width="8.03cm" svg:height="1.376cm" svg:x="0cm" svg:y="26.203cm" presentation:class="footer">
          <draw:text-box>
            <text:p/>
          </draw:text-box>
        </draw:frame>
        <draw:frame draw:name="Rectangle 7" presentation:style-name="Mpr41" draw:text-style-name="MP1" draw:layer="backgroundobjects" svg:width="8.03cm" svg:height="1.376cm" svg:x="10.495cm" svg:y="26.20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42" draw:text-style-name="MP1" draw:layer="Master1-bg" svg:width="20.845cm" svg:height="1.058cm" svg:x="2.716cm" svg:y="4.657cm" presentation:class="title">
        <draw:text-box>
          <text:p text:style-name="MP3"><text:span text:style-name="MT2">Mastertit</text:span><text:span text:style-name="MT2">elformat </text:span><text:span text:style-name="MT2">bearbeite</text:span><text:span text:style-name="MT2">n</text:span></text:p>
        </draw:text-box>
      </draw:frame>
      <draw:frame draw:name="Datumsplatzhalter 2" presentation:style-name="Mpr43" draw:text-style-name="MP1" draw:layer="Master1-bg" svg:width="5.292cm" svg:height="0.741cm" svg:x="2.752cm" svg:y="17.568cm" presentation:class="date-time">
        <draw:text-box>
          <text:p text:style-name="MP3"><text:span text:style-name="MT4"><text:date style:data-style-name="D4" text:date-value="2016-07-04">04.07.2016</text:date></text:span></text:p>
        </draw:text-box>
      </draw:frame>
      <draw:frame draw:name="Fußzeilenplatzhalter 3" presentation:style-name="Mpr44" draw:text-style-name="MP1" draw:layer="Master1-bg" svg:width="8.043cm" svg:height="0.847cm" svg:x="8.678cm" svg:y="17.568cm" presentation:class="footer">
        <draw:text-box>
          <text:p text:style-name="MP9"><text:span text:style-name="MT4">Präsentationsname XYZ</text:span></text:p>
        </draw:text-box>
      </draw:frame>
      <draw:frame draw:name="Foliennummernplatzhalter 4" presentation:style-name="Mpr43" draw:text-style-name="MP1" draw:layer="backgroundobjects" svg:width="5.292cm" svg:height="0.635cm" svg:x="18.203cm" svg:y="17.568cm" presentation:class="page-number">
        <draw:text-box>
          <text:p text:style-name="MP2"><text:span text:style-name="MT4">Folie </text:span><text:span text:style-name="MT4"><text:page-number>&lt;number&gt;</text:page-number></text:span><text:span text:style-name="MT4"> von </text:span><text:span text:style-name="MT4">XYZ</text:span></text:p>
        </draw:text-box>
      </draw:frame>
      <presentation:notes style:page-layout-name="PM0">
        <draw:frame draw:name="Rectangle 2" presentation:style-name="Mpr45" draw:text-style-name="MP1" draw:layer="backgroundobjects" svg:width="8.03cm" svg:height="1.376cm" svg:x="0cm" svg:y="0cm" presentation:class="header">
          <draw:text-box>
            <text:p/>
          </draw:text-box>
        </draw:frame>
        <draw:frame draw:name="Rectangle 3" presentation:style-name="Mpr45" draw:text-style-name="MP1" draw:layer="backgroundobjects" svg:width="8.03cm" svg:height="1.376cm" svg:x="10.495cm" svg:y="0cm" presentation:class="date-time">
          <draw:text-box>
            <text:p/>
          </draw:text-box>
        </draw:frame>
        <draw:page-thumbnail draw:name="Rectangle 4" presentation:style-name="Master1-Layout6-titleOnly-Nur-Titel-title" draw:layer="backgroundobjects" svg:width="13.78cm" svg:height="10.336cm" svg:x="2.372cm" svg:y="2.073cm" presentation:class="page"/>
        <draw:frame draw:name="Rectangle 5" presentation:style-name="Mpr46" draw:text-style-name="MP1" draw:layer="backgroundobjects" svg:width="13.586cm" svg:height="12.409cm" svg:x="2.469cm" svg:y="13.097cm" presentation:class="notes">
          <draw:text-box>
            <text:p text:style-name="MP11"><text:span text:style-name="MT1">Klicken Sie, um die </text:span><text:span text:style-name="MT1">Formate des </text:span><text:span text:style-name="MT1">Vorlagentextes zu </text:span><text:span text:style-name="MT1">bearbeiten</text:span></text:p>
            <text:list text:style-name="ML5">
              <text:list-item>
                <text:list>
                  <text:list-item>
                    <text:p text:style-name="MP12"><text:span text:style-name="MT1">Zweite </text:span><text:span text:style-name="MT1">Ebene</text:span></text:p>
                    <text:list>
                      <text:list-item>
                        <text:p text:style-name="MP13"><text:span text:style-name="MT1">D</text:span><text:span text:style-name="MT1">r</text:span><text:span text:style-name="MT1">i</text:span><text:span text:style-name="MT1">t</text:span><text:span text:style-name="MT1">t</text:span><text:span text:style-name="MT1">e</text:span><text:span text:style-name="MT1"> </text:span><text:span text:style-name="MT1">E</text:span><text:span text:style-name="MT1">b</text:span><text:span text:style-name="MT1">e</text:span><text:span text:style-name="MT1">n</text:span><text:span text:style-name="MT1">e</text:span></text:p>
                        <text:list>
                          <text:list-item>
                            <text:p text:style-name="MP14"><text:span text:style-name="MT1">V</text:span><text:span text:style-name="MT1">i</text:span><text:span text:style-name="MT1">e</text:span><text:span text:style-name="MT1">r</text:span><text:span text:style-name="MT1">t</text:span><text:span text:style-name="MT1">e</text:span><text:span text:style-name="MT1"> </text:span><text:span text:style-name="MT1">E</text:span><text:span text:style-name="MT1">b</text:span><text:span text:style-name="MT1">e</text:span><text:span text:style-name="MT1">n</text:span><text:span text:style-name="MT1">e</text:span></text:p>
                            <text:list>
                              <text:list-item>
                                <text:p text:style-name="MP15"><text:span text:style-name="MT1">F</text:span><text:span text:style-name="MT1">ü</text:span><text:span text:style-name="MT1">n</text:span><text:span text:style-name="MT1">f</text:span><text:span text:style-name="MT1">t</text:span><text:span text:style-name="MT1">e</text:span><text:span text:style-name="MT1"> </text:span><text:span text:style-name="MT1">E</text:span><text:span text:style-name="MT1">b</text:span><text:span text:style-name="MT1">e</text:span><text:span text:style-name="MT1">n</text:span><text:span text:style-name="MT1">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47" draw:text-style-name="MP1" draw:layer="backgroundobjects" svg:width="8.03cm" svg:height="1.376cm" svg:x="0cm" svg:y="26.203cm" presentation:class="footer">
          <draw:text-box>
            <text:p/>
          </draw:text-box>
        </draw:frame>
        <draw:frame draw:name="Rectangle 7" presentation:style-name="Mpr47" draw:text-style-name="MP1" draw:layer="backgroundobjects" svg:width="8.03cm" svg:height="1.376cm" svg:x="10.495cm" svg:y="26.20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8" draw:text-style-name="MP1" draw:layer="Master1-bg" svg:width="5.292cm" svg:height="0.741cm" svg:x="2.752cm" svg:y="17.568cm" presentation:class="date-time">
        <draw:text-box>
          <text:p text:style-name="MP3"><text:span text:style-name="MT4"><text:date style:data-style-name="D4" text:date-value="2016-07-04">04.07.2016</text:date></text:span></text:p>
        </draw:text-box>
      </draw:frame>
      <draw:frame draw:name="Fußzeilenplatzhalter 2" presentation:style-name="Mpr49" draw:text-style-name="MP1" draw:layer="Master1-bg" svg:width="8.043cm" svg:height="0.847cm" svg:x="8.678cm" svg:y="17.568cm" presentation:class="footer">
        <draw:text-box>
          <text:p text:style-name="MP9"><text:span text:style-name="MT4">Präsentationsname XYZ</text:span></text:p>
        </draw:text-box>
      </draw:frame>
      <draw:frame draw:name="Foliennummernplatzhalter 3" presentation:style-name="Mpr48" draw:text-style-name="MP1" draw:layer="Master1-bg" svg:width="5.292cm" svg:height="0.635cm" svg:x="18.203cm" svg:y="17.568cm" presentation:class="page-number">
        <draw:text-box>
          <text:p text:style-name="MP2"><text:span text:style-name="MT4">Folie </text:span><text:span text:style-name="MT4"><text:page-number>&lt;number&gt;</text:page-number></text:span><text:span text:style-name="MT4"> von </text:span><text:span text:style-name="MT4">XYZ</text:span></text:p>
        </draw:text-box>
      </draw:frame>
      <presentation:notes style:page-layout-name="PM0">
        <draw:frame draw:name="Rectangle 2" presentation:style-name="Mpr50" draw:text-style-name="MP1" draw:layer="backgroundobjects" svg:width="8.03cm" svg:height="1.376cm" svg:x="0cm" svg:y="0cm" presentation:class="header">
          <draw:text-box>
            <text:p/>
          </draw:text-box>
        </draw:frame>
        <draw:frame draw:name="Rectangle 3" presentation:style-name="Mpr50" draw:text-style-name="MP1" draw:layer="backgroundobjects" svg:width="8.03cm" svg:height="1.376cm" svg:x="10.495cm" svg:y="0cm" presentation:class="date-time">
          <draw:text-box>
            <text:p/>
          </draw:text-box>
        </draw:frame>
        <draw:page-thumbnail draw:name="Rectangle 4" presentation:style-name="Master1-Layout7-blank-Leer-title" draw:layer="backgroundobjects" svg:width="13.78cm" svg:height="10.336cm" svg:x="2.372cm" svg:y="2.073cm" presentation:class="page"/>
        <draw:frame draw:name="Rectangle 5" presentation:style-name="Mpr51" draw:text-style-name="MP1" draw:layer="backgroundobjects" svg:width="13.586cm" svg:height="12.409cm" svg:x="2.469cm" svg:y="13.097cm" presentation:class="notes">
          <draw:text-box>
            <text:p text:style-name="MP11"><text:span text:style-name="MT1">Klicken Sie, um die </text:span><text:span text:style-name="MT1">Formate des </text:span><text:span text:style-name="MT1">Vorlagentextes zu </text:span><text:span text:style-name="MT1">bearbeiten</text:span></text:p>
            <text:list text:style-name="ML5">
              <text:list-item>
                <text:list>
                  <text:list-item>
                    <text:p text:style-name="MP12"><text:span text:style-name="MT1">Zweite </text:span><text:span text:style-name="MT1">Ebene</text:span></text:p>
                    <text:list>
                      <text:list-item>
                        <text:p text:style-name="MP13"><text:span text:style-name="MT1">D</text:span><text:span text:style-name="MT1">r</text:span><text:span text:style-name="MT1">i</text:span><text:span text:style-name="MT1">t</text:span><text:span text:style-name="MT1">t</text:span><text:span text:style-name="MT1">e</text:span><text:span text:style-name="MT1"> </text:span><text:span text:style-name="MT1">E</text:span><text:span text:style-name="MT1">b</text:span><text:span text:style-name="MT1">e</text:span><text:span text:style-name="MT1">n</text:span><text:span text:style-name="MT1">e</text:span></text:p>
                        <text:list>
                          <text:list-item>
                            <text:p text:style-name="MP14"><text:span text:style-name="MT1">V</text:span><text:span text:style-name="MT1">i</text:span><text:span text:style-name="MT1">e</text:span><text:span text:style-name="MT1">r</text:span><text:span text:style-name="MT1">t</text:span><text:span text:style-name="MT1">e</text:span><text:span text:style-name="MT1"> </text:span><text:span text:style-name="MT1">E</text:span><text:span text:style-name="MT1">b</text:span><text:span text:style-name="MT1">e</text:span><text:span text:style-name="MT1">n</text:span><text:span text:style-name="MT1">e</text:span></text:p>
                            <text:list>
                              <text:list-item>
                                <text:p text:style-name="MP15"><text:span text:style-name="MT1">F</text:span><text:span text:style-name="MT1">ü</text:span><text:span text:style-name="MT1">n</text:span><text:span text:style-name="MT1">f</text:span><text:span text:style-name="MT1">t</text:span><text:span text:style-name="MT1">e</text:span><text:span text:style-name="MT1"> </text:span><text:span text:style-name="MT1">E</text:span><text:span text:style-name="MT1">b</text:span><text:span text:style-name="MT1">e</text:span><text:span text:style-name="MT1">n</text:span><text:span text:style-name="MT1">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2" draw:text-style-name="MP1" draw:layer="backgroundobjects" svg:width="8.03cm" svg:height="1.376cm" svg:x="0cm" svg:y="26.203cm" presentation:class="footer">
          <draw:text-box>
            <text:p/>
          </draw:text-box>
        </draw:frame>
        <draw:frame draw:name="Rectangle 7" presentation:style-name="Mpr52" draw:text-style-name="MP1" draw:layer="backgroundobjects" svg:width="8.03cm" svg:height="1.376cm" svg:x="10.495cm" svg:y="26.20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objTx-Inhalt-mit-Beschriftung" style:page-layout-name="PM1" draw:style-name="Mdp1">
      <draw:frame draw:name="Titel 1" presentation:style-name="Mpr53" draw:text-style-name="MP1" draw:layer="Master1-bg" svg:width="8.193cm" svg:height="4.445cm" svg:x="1.751cm" svg:y="1.27cm" presentation:class="title">
        <draw:text-box>
          <text:p text:style-name="MP3"><text:span text:style-name="MT10">Master</text:span><text:span text:style-name="MT10">titelfor</text:span><text:span text:style-name="MT10">mat </text:span><text:span text:style-name="MT10">bearbe</text:span><text:span text:style-name="MT10">iten</text:span></text:p>
        </draw:text-box>
      </draw:frame>
      <draw:frame draw:name="Inhaltsplatzhalter 2" presentation:style-name="Mpr54" draw:text-style-name="MP1" draw:layer="Master1-bg" svg:width="12.859cm" svg:height="13.538cm" svg:x="10.799cm" svg:y="2.743cm" presentation:class="title">
        <draw:text-box>
          <text:p text:style-name="MP17"><text:span text:style-name="MT11">Master</text:span><text:span text:style-name="MT11">textf</text:span><text:span text:style-name="MT11">orma</text:span><text:span text:style-name="MT11">t </text:span><text:span text:style-name="MT11">bear</text:span><text:span text:style-name="MT11">beite</text:span><text:span text:style-name="MT11">n</text:span><text:span text:style-name="MT11"><text:line-break/></text:span><text:span text:style-name="MT12">Zweit</text:span><text:span text:style-name="MT12">e </text:span><text:span text:style-name="MT12">Ebene</text:span><text:span text:style-name="MT12"><text:line-break/></text:span><text:span text:style-name="MT8">Dritte </text:span><text:span text:style-name="MT8">Ebene</text:span><text:span text:style-name="MT8"><text:line-break/></text:span><text:span text:style-name="MT13">Vierte </text:span><text:span text:style-name="MT13">Ebene</text:span><text:span text:style-name="MT13"><text:line-break/></text:span><text:span text:style-name="MT13">Fünfte </text:span><text:span text:style-name="MT13">Ebene</text:span></text:p>
        </draw:text-box>
      </draw:frame>
      <draw:frame draw:name="Textplatzhalter 3" presentation:style-name="Mpr55" draw:text-style-name="MP1" draw:layer="Master1-bg" svg:width="8.193cm" svg:height="10.588cm" svg:x="1.751cm" svg:y="5.715cm" presentation:class="outline">
        <draw:text-box>
          <text:list text:style-name="ML3">
            <text:list-item>
              <text:p text:style-name="MP11"><text:span text:style-name="MT14">Mastertextformat bearbeiten</text:span></text:p>
            </text:list-item>
          </text:list>
        </draw:text-box>
      </draw:frame>
      <draw:frame draw:name="Datumsplatzhalter 4" presentation:style-name="Mpr56" draw:text-style-name="MP1" draw:layer="backgroundobjects" svg:width="5.292cm" svg:height="0.741cm" svg:x="2.752cm" svg:y="17.568cm" presentation:class="date-time">
        <draw:text-box>
          <text:p text:style-name="MP3"><text:span text:style-name="MT4"><text:date style:data-style-name="D4" text:date-value="2016-07-04">04.07.2016</text:date></text:span></text:p>
        </draw:text-box>
      </draw:frame>
      <draw:frame draw:name="Fußzeilenplatzhalter 5" presentation:style-name="Mpr57" draw:text-style-name="MP1" draw:layer="backgroundobjects" svg:width="8.043cm" svg:height="0.847cm" svg:x="8.678cm" svg:y="17.568cm" presentation:class="footer">
        <draw:text-box>
          <text:p text:style-name="MP9"><text:span text:style-name="MT4">Präsentationsname XYZ</text:span></text:p>
        </draw:text-box>
      </draw:frame>
      <draw:frame draw:name="Foliennummernplatzhalter 6" presentation:style-name="Mpr56" draw:text-style-name="MP1" draw:layer="backgroundobjects" svg:width="5.292cm" svg:height="0.635cm" svg:x="18.203cm" svg:y="17.568cm" presentation:class="page-number">
        <draw:text-box>
          <text:p text:style-name="MP2"><text:span text:style-name="MT4">Folie </text:span><text:span text:style-name="MT4"><text:page-number>&lt;number&gt;</text:page-number></text:span><text:span text:style-name="MT4"> von </text:span><text:span text:style-name="MT4">XYZ</text:span></text:p>
        </draw:text-box>
      </draw:frame>
      <presentation:notes style:page-layout-name="PM0">
        <draw:frame draw:name="Rectangle 2" presentation:style-name="Mpr58" draw:text-style-name="MP1" draw:layer="backgroundobjects" svg:width="8.03cm" svg:height="1.376cm" svg:x="0cm" svg:y="0cm" presentation:class="header">
          <draw:text-box>
            <text:p/>
          </draw:text-box>
        </draw:frame>
        <draw:frame draw:name="Rectangle 3" presentation:style-name="Mpr58" draw:text-style-name="MP1" draw:layer="backgroundobjects" svg:width="8.03cm" svg:height="1.376cm" svg:x="10.495cm" svg:y="0cm" presentation:class="date-time">
          <draw:text-box>
            <text:p/>
          </draw:text-box>
        </draw:frame>
        <draw:page-thumbnail draw:name="Rectangle 4" presentation:style-name="Master1-Layout8-objTx-Inhalt-mit-Beschriftung-title" draw:layer="backgroundobjects" svg:width="13.78cm" svg:height="10.336cm" svg:x="2.372cm" svg:y="2.073cm" presentation:class="page"/>
        <draw:frame draw:name="Rectangle 5" presentation:style-name="Mpr59" draw:text-style-name="MP1" draw:layer="backgroundobjects" svg:width="13.586cm" svg:height="12.409cm" svg:x="2.469cm" svg:y="13.097cm" presentation:class="notes">
          <draw:text-box>
            <text:p text:style-name="MP11"><text:span text:style-name="MT1">Klicken Sie, um die </text:span><text:span text:style-name="MT1">Formate des </text:span><text:span text:style-name="MT1">Vorlagentextes zu </text:span><text:span text:style-name="MT1">bearbeiten</text:span></text:p>
            <text:list text:style-name="ML5">
              <text:list-item>
                <text:list>
                  <text:list-item>
                    <text:p text:style-name="MP12"><text:span text:style-name="MT1">Zweite </text:span><text:span text:style-name="MT1">Ebene</text:span></text:p>
                    <text:list>
                      <text:list-item>
                        <text:p text:style-name="MP13"><text:span text:style-name="MT1">D</text:span><text:span text:style-name="MT1">r</text:span><text:span text:style-name="MT1">i</text:span><text:span text:style-name="MT1">t</text:span><text:span text:style-name="MT1">t</text:span><text:span text:style-name="MT1">e</text:span><text:span text:style-name="MT1"> </text:span><text:span text:style-name="MT1">E</text:span><text:span text:style-name="MT1">b</text:span><text:span text:style-name="MT1">e</text:span><text:span text:style-name="MT1">n</text:span><text:span text:style-name="MT1">e</text:span></text:p>
                        <text:list>
                          <text:list-item>
                            <text:p text:style-name="MP14"><text:span text:style-name="MT1">V</text:span><text:span text:style-name="MT1">i</text:span><text:span text:style-name="MT1">e</text:span><text:span text:style-name="MT1">r</text:span><text:span text:style-name="MT1">t</text:span><text:span text:style-name="MT1">e</text:span><text:span text:style-name="MT1"> </text:span><text:span text:style-name="MT1">E</text:span><text:span text:style-name="MT1">b</text:span><text:span text:style-name="MT1">e</text:span><text:span text:style-name="MT1">n</text:span><text:span text:style-name="MT1">e</text:span></text:p>
                            <text:list>
                              <text:list-item>
                                <text:p text:style-name="MP15"><text:span text:style-name="MT1">F</text:span><text:span text:style-name="MT1">ü</text:span><text:span text:style-name="MT1">n</text:span><text:span text:style-name="MT1">f</text:span><text:span text:style-name="MT1">t</text:span><text:span text:style-name="MT1">e</text:span><text:span text:style-name="MT1"> </text:span><text:span text:style-name="MT1">E</text:span><text:span text:style-name="MT1">b</text:span><text:span text:style-name="MT1">e</text:span><text:span text:style-name="MT1">n</text:span><text:span text:style-name="MT1">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60" draw:text-style-name="MP1" draw:layer="backgroundobjects" svg:width="8.03cm" svg:height="1.376cm" svg:x="0cm" svg:y="26.203cm" presentation:class="footer">
          <draw:text-box>
            <text:p/>
          </draw:text-box>
        </draw:frame>
        <draw:frame draw:name="Rectangle 7" presentation:style-name="Mpr60" draw:text-style-name="MP1" draw:layer="backgroundobjects" svg:width="8.03cm" svg:height="1.376cm" svg:x="10.495cm" svg:y="26.20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picTx-Bild-mit-Beschriftung" style:page-layout-name="PM1" draw:style-name="Mdp1">
      <draw:frame draw:name="Titel 1" presentation:style-name="Mpr61" draw:text-style-name="MP1" draw:layer="Master1-bg" svg:width="8.193cm" svg:height="4.445cm" svg:x="1.751cm" svg:y="1.27cm" presentation:class="title">
        <draw:text-box>
          <text:p text:style-name="MP3"><text:span text:style-name="MT10">Master</text:span><text:span text:style-name="MT10">titelfor</text:span><text:span text:style-name="MT10">mat </text:span><text:span text:style-name="MT10">bearbe</text:span><text:span text:style-name="MT10">iten</text:span></text:p>
        </draw:text-box>
      </draw:frame>
      <draw:frame draw:name="Bildplatzhalter 2" presentation:style-name="Mpr62" draw:text-style-name="MP1" draw:layer="Master1-bg" svg:width="12.859cm" svg:height="13.538cm" svg:x="10.799cm" svg:y="2.743cm" presentation:class="title">
        <draw:text-box>
          <text:p/>
        </draw:text-box>
      </draw:frame>
      <draw:frame draw:name="Textplatzhalter 3" presentation:style-name="Mpr63" draw:text-style-name="MP1" draw:layer="Master1-bg" svg:width="8.193cm" svg:height="10.588cm" svg:x="1.751cm" svg:y="5.715cm" presentation:class="outline">
        <draw:text-box>
          <text:list text:style-name="ML3">
            <text:list-item>
              <text:p text:style-name="MP11"><text:span text:style-name="MT14">Mastertextformat bearbeiten</text:span></text:p>
            </text:list-item>
          </text:list>
        </draw:text-box>
      </draw:frame>
      <draw:frame draw:name="Datumsplatzhalter 4" presentation:style-name="Mpr64" draw:text-style-name="MP1" draw:layer="backgroundobjects" svg:width="5.292cm" svg:height="0.741cm" svg:x="2.752cm" svg:y="17.568cm" presentation:class="date-time">
        <draw:text-box>
          <text:p text:style-name="MP3"><text:span text:style-name="MT4"><text:date style:data-style-name="D4" text:date-value="2016-07-04">04.07.2016</text:date></text:span></text:p>
        </draw:text-box>
      </draw:frame>
      <draw:frame draw:name="Fußzeilenplatzhalter 5" presentation:style-name="Mpr65" draw:text-style-name="MP1" draw:layer="backgroundobjects" svg:width="8.043cm" svg:height="0.847cm" svg:x="8.678cm" svg:y="17.568cm" presentation:class="footer">
        <draw:text-box>
          <text:p text:style-name="MP9"><text:span text:style-name="MT4">Präsentationsname XYZ</text:span></text:p>
        </draw:text-box>
      </draw:frame>
      <draw:frame draw:name="Foliennummernplatzhalter 6" presentation:style-name="Mpr64" draw:text-style-name="MP1" draw:layer="backgroundobjects" svg:width="5.292cm" svg:height="0.635cm" svg:x="18.203cm" svg:y="17.568cm" presentation:class="page-number">
        <draw:text-box>
          <text:p text:style-name="MP2"><text:span text:style-name="MT4">Folie </text:span><text:span text:style-name="MT4"><text:page-number>&lt;number&gt;</text:page-number></text:span><text:span text:style-name="MT4"> von </text:span><text:span text:style-name="MT4">XYZ</text:span></text:p>
        </draw:text-box>
      </draw:frame>
      <presentation:notes style:page-layout-name="PM0">
        <draw:frame draw:name="Rectangle 2" presentation:style-name="Mpr66" draw:text-style-name="MP1" draw:layer="backgroundobjects" svg:width="8.03cm" svg:height="1.376cm" svg:x="0cm" svg:y="0cm" presentation:class="header">
          <draw:text-box>
            <text:p/>
          </draw:text-box>
        </draw:frame>
        <draw:frame draw:name="Rectangle 3" presentation:style-name="Mpr66" draw:text-style-name="MP1" draw:layer="backgroundobjects" svg:width="8.03cm" svg:height="1.376cm" svg:x="10.495cm" svg:y="0cm" presentation:class="date-time">
          <draw:text-box>
            <text:p/>
          </draw:text-box>
        </draw:frame>
        <draw:page-thumbnail draw:name="Rectangle 4" presentation:style-name="Master1-Layout9-picTx-Bild-mit-Beschriftung-title" draw:layer="backgroundobjects" svg:width="13.78cm" svg:height="10.336cm" svg:x="2.372cm" svg:y="2.073cm" presentation:class="page"/>
        <draw:frame draw:name="Rectangle 5" presentation:style-name="Mpr67" draw:text-style-name="MP1" draw:layer="backgroundobjects" svg:width="13.586cm" svg:height="12.409cm" svg:x="2.469cm" svg:y="13.097cm" presentation:class="notes">
          <draw:text-box>
            <text:p text:style-name="MP11"><text:span text:style-name="MT1">Klicken Sie, um die </text:span><text:span text:style-name="MT1">Formate des </text:span><text:span text:style-name="MT1">Vorlagentextes zu </text:span><text:span text:style-name="MT1">bearbeiten</text:span></text:p>
            <text:list text:style-name="ML5">
              <text:list-item>
                <text:list>
                  <text:list-item>
                    <text:p text:style-name="MP12"><text:span text:style-name="MT1">Zweite </text:span><text:span text:style-name="MT1">Ebene</text:span></text:p>
                    <text:list>
                      <text:list-item>
                        <text:p text:style-name="MP13"><text:span text:style-name="MT1">D</text:span><text:span text:style-name="MT1">r</text:span><text:span text:style-name="MT1">i</text:span><text:span text:style-name="MT1">t</text:span><text:span text:style-name="MT1">t</text:span><text:span text:style-name="MT1">e</text:span><text:span text:style-name="MT1"> </text:span><text:span text:style-name="MT1">E</text:span><text:span text:style-name="MT1">b</text:span><text:span text:style-name="MT1">e</text:span><text:span text:style-name="MT1">n</text:span><text:span text:style-name="MT1">e</text:span></text:p>
                        <text:list>
                          <text:list-item>
                            <text:p text:style-name="MP14"><text:span text:style-name="MT1">V</text:span><text:span text:style-name="MT1">i</text:span><text:span text:style-name="MT1">e</text:span><text:span text:style-name="MT1">r</text:span><text:span text:style-name="MT1">t</text:span><text:span text:style-name="MT1">e</text:span><text:span text:style-name="MT1"> </text:span><text:span text:style-name="MT1">E</text:span><text:span text:style-name="MT1">b</text:span><text:span text:style-name="MT1">e</text:span><text:span text:style-name="MT1">n</text:span><text:span text:style-name="MT1">e</text:span></text:p>
                            <text:list>
                              <text:list-item>
                                <text:p text:style-name="MP15"><text:span text:style-name="MT1">F</text:span><text:span text:style-name="MT1">ü</text:span><text:span text:style-name="MT1">n</text:span><text:span text:style-name="MT1">f</text:span><text:span text:style-name="MT1">t</text:span><text:span text:style-name="MT1">e</text:span><text:span text:style-name="MT1"> </text:span><text:span text:style-name="MT1">E</text:span><text:span text:style-name="MT1">b</text:span><text:span text:style-name="MT1">e</text:span><text:span text:style-name="MT1">n</text:span><text:span text:style-name="MT1">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68" draw:text-style-name="MP1" draw:layer="backgroundobjects" svg:width="8.03cm" svg:height="1.376cm" svg:x="0cm" svg:y="26.203cm" presentation:class="footer">
          <draw:text-box>
            <text:p/>
          </draw:text-box>
        </draw:frame>
        <draw:frame draw:name="Rectangle 7" presentation:style-name="Mpr68" draw:text-style-name="MP1" draw:layer="backgroundobjects" svg:width="8.03cm" svg:height="1.376cm" svg:x="10.495cm" svg:y="26.20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9" draw:text-style-name="MP1" draw:layer="Master1-bg" svg:width="20.845cm" svg:height="1.058cm" svg:x="2.716cm" svg:y="4.657cm" presentation:class="title">
        <draw:text-box>
          <text:p text:style-name="MP3"><text:span text:style-name="MT2">Mastertit</text:span><text:span text:style-name="MT2">elformat </text:span><text:span text:style-name="MT2">bearbeite</text:span><text:span text:style-name="MT2">n</text:span></text:p>
        </draw:text-box>
      </draw:frame>
      <draw:frame draw:name="Platzhalter für vertikalen Text 2" presentation:style-name="Mpr70" draw:text-style-name="MP18" draw:layer="Master1-bg" svg:width="20.743cm" svg:height="9.737cm" svg:x="2.752cm" svg:y="7.197cm" presentation:class="outline">
        <draw:text-box>
          <text:list text:style-name="ML3">
            <text:list-item>
              <text:p text:style-name="MP4"><text:span text:style-name="MT3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3">Dritte Ebene</text:span></text:p>
                      <text:list>
                        <text:list-item>
                          <text:p text:style-name="MP7"><text:span text:style-name="MT3">Vierte Ebene</text:span></text:p>
                          <text:list>
                            <text:list-item>
                              <text:p text:style-name="MP8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1" draw:text-style-name="MP1" draw:layer="Master1-bg" svg:width="5.292cm" svg:height="0.741cm" svg:x="2.752cm" svg:y="17.568cm" presentation:class="date-time">
        <draw:text-box>
          <text:p text:style-name="MP3"><text:span text:style-name="MT4"><text:date style:data-style-name="D4" text:date-value="2016-07-04">04.07.2016</text:date></text:span></text:p>
        </draw:text-box>
      </draw:frame>
      <draw:frame draw:name="Fußzeilenplatzhalter 4" presentation:style-name="Mpr72" draw:text-style-name="MP1" draw:layer="backgroundobjects" svg:width="8.043cm" svg:height="0.847cm" svg:x="8.678cm" svg:y="17.568cm" presentation:class="footer">
        <draw:text-box>
          <text:p text:style-name="MP9"><text:span text:style-name="MT4">Präsentationsname XYZ</text:span></text:p>
        </draw:text-box>
      </draw:frame>
      <draw:frame draw:name="Foliennummernplatzhalter 5" presentation:style-name="Mpr71" draw:text-style-name="MP1" draw:layer="backgroundobjects" svg:width="5.292cm" svg:height="0.635cm" svg:x="18.203cm" svg:y="17.568cm" presentation:class="page-number">
        <draw:text-box>
          <text:p text:style-name="MP2"><text:span text:style-name="MT4">Folie </text:span><text:span text:style-name="MT4"><text:page-number>&lt;number&gt;</text:page-number></text:span><text:span text:style-name="MT4"> von </text:span><text:span text:style-name="MT4">XYZ</text:span></text:p>
        </draw:text-box>
      </draw:frame>
      <presentation:notes style:page-layout-name="PM0">
        <draw:frame draw:name="Rectangle 2" presentation:style-name="Mpr73" draw:text-style-name="MP1" draw:layer="backgroundobjects" svg:width="8.03cm" svg:height="1.376cm" svg:x="0cm" svg:y="0cm" presentation:class="header">
          <draw:text-box>
            <text:p/>
          </draw:text-box>
        </draw:frame>
        <draw:frame draw:name="Rectangle 3" presentation:style-name="Mpr73" draw:text-style-name="MP1" draw:layer="backgroundobjects" svg:width="8.03cm" svg:height="1.376cm" svg:x="10.495cm" svg:y="0cm" presentation:class="date-time">
          <draw:text-box>
            <text:p/>
          </draw:text-box>
        </draw:frame>
        <draw:page-thumbnail draw:name="Rectangle 4" presentation:style-name="Master1-Layout10-vertTx-Titel-und-vertikaler-Text-title" draw:layer="backgroundobjects" svg:width="13.78cm" svg:height="10.336cm" svg:x="2.372cm" svg:y="2.073cm" presentation:class="page"/>
        <draw:frame draw:name="Rectangle 5" presentation:style-name="Mpr74" draw:text-style-name="MP1" draw:layer="backgroundobjects" svg:width="13.586cm" svg:height="12.409cm" svg:x="2.469cm" svg:y="13.097cm" presentation:class="notes">
          <draw:text-box>
            <text:p text:style-name="MP11"><text:span text:style-name="MT1">Klicken Sie, um die </text:span><text:span text:style-name="MT1">Formate des </text:span><text:span text:style-name="MT1">Vorlagentextes zu </text:span><text:span text:style-name="MT1">bearbeiten</text:span></text:p>
            <text:list text:style-name="ML5">
              <text:list-item>
                <text:list>
                  <text:list-item>
                    <text:p text:style-name="MP12"><text:span text:style-name="MT1">Zweite </text:span><text:span text:style-name="MT1">Ebene</text:span></text:p>
                    <text:list>
                      <text:list-item>
                        <text:p text:style-name="MP13"><text:span text:style-name="MT1">D</text:span><text:span text:style-name="MT1">r</text:span><text:span text:style-name="MT1">i</text:span><text:span text:style-name="MT1">t</text:span><text:span text:style-name="MT1">t</text:span><text:span text:style-name="MT1">e</text:span><text:span text:style-name="MT1"> </text:span><text:span text:style-name="MT1">E</text:span><text:span text:style-name="MT1">b</text:span><text:span text:style-name="MT1">e</text:span><text:span text:style-name="MT1">n</text:span><text:span text:style-name="MT1">e</text:span></text:p>
                        <text:list>
                          <text:list-item>
                            <text:p text:style-name="MP14"><text:span text:style-name="MT1">V</text:span><text:span text:style-name="MT1">i</text:span><text:span text:style-name="MT1">e</text:span><text:span text:style-name="MT1">r</text:span><text:span text:style-name="MT1">t</text:span><text:span text:style-name="MT1">e</text:span><text:span text:style-name="MT1"> </text:span><text:span text:style-name="MT1">E</text:span><text:span text:style-name="MT1">b</text:span><text:span text:style-name="MT1">e</text:span><text:span text:style-name="MT1">n</text:span><text:span text:style-name="MT1">e</text:span></text:p>
                            <text:list>
                              <text:list-item>
                                <text:p text:style-name="MP15"><text:span text:style-name="MT1">F</text:span><text:span text:style-name="MT1">ü</text:span><text:span text:style-name="MT1">n</text:span><text:span text:style-name="MT1">f</text:span><text:span text:style-name="MT1">t</text:span><text:span text:style-name="MT1">e</text:span><text:span text:style-name="MT1"> </text:span><text:span text:style-name="MT1">E</text:span><text:span text:style-name="MT1">b</text:span><text:span text:style-name="MT1">e</text:span><text:span text:style-name="MT1">n</text:span><text:span text:style-name="MT1">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75" draw:text-style-name="MP1" draw:layer="backgroundobjects" svg:width="8.03cm" svg:height="1.376cm" svg:x="0cm" svg:y="26.203cm" presentation:class="footer">
          <draw:text-box>
            <text:p/>
          </draw:text-box>
        </draw:frame>
        <draw:frame draw:name="Rectangle 7" presentation:style-name="Mpr75" draw:text-style-name="MP1" draw:layer="backgroundobjects" svg:width="8.03cm" svg:height="1.376cm" svg:x="10.495cm" svg:y="26.20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76" draw:text-style-name="MP18" draw:layer="Master1-bg" svg:width="5.208cm" svg:height="12.277cm" svg:x="18.353cm" svg:y="4.657cm" presentation:class="title">
        <draw:text-box>
          <text:p text:style-name="MP3"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t</text:span><text:span text:style-name="MT2">i</text:span><text:span text:style-name="MT2">t</text:span><text:span text:style-name="MT2">e</text:span><text:span text:style-name="MT2">l</text:span><text:span text:style-name="MT2">f</text:span><text:span text:style-name="MT2">o</text:span><text:span text:style-name="MT2">r</text:span><text:span text:style-name="MT2">m</text:span><text:span text:style-name="MT2">a</text:span><text:span text:style-name="MT2">t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/text:p>
        </draw:text-box>
      </draw:frame>
      <draw:frame draw:name="Platzhalter für vertikalen Text 2" presentation:style-name="Mpr77" draw:text-style-name="MP18" draw:layer="Master1-bg" svg:width="15.214cm" svg:height="12.277cm" svg:x="2.716cm" svg:y="4.657cm" presentation:class="outline">
        <draw:text-box>
          <text:list text:style-name="ML3">
            <text:list-item>
              <text:p text:style-name="MP4"><text:span text:style-name="MT3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3">Dritte Ebene</text:span></text:p>
                      <text:list>
                        <text:list-item>
                          <text:p text:style-name="MP7"><text:span text:style-name="MT3">Vierte Ebene</text:span></text:p>
                          <text:list>
                            <text:list-item>
                              <text:p text:style-name="MP8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8" draw:text-style-name="MP1" draw:layer="Master1-bg" svg:width="5.292cm" svg:height="0.741cm" svg:x="2.752cm" svg:y="17.568cm" presentation:class="date-time">
        <draw:text-box>
          <text:p text:style-name="MP3"><text:span text:style-name="MT4"><text:date style:data-style-name="D4" text:date-value="2016-07-04">04.07.2016</text:date></text:span></text:p>
        </draw:text-box>
      </draw:frame>
      <draw:frame draw:name="Fußzeilenplatzhalter 4" presentation:style-name="Mpr79" draw:text-style-name="MP1" draw:layer="backgroundobjects" svg:width="8.043cm" svg:height="0.847cm" svg:x="8.678cm" svg:y="17.568cm" presentation:class="footer">
        <draw:text-box>
          <text:p text:style-name="MP9"><text:span text:style-name="MT4">Präsentationsname XYZ</text:span></text:p>
        </draw:text-box>
      </draw:frame>
      <draw:frame draw:name="Foliennummernplatzhalter 5" presentation:style-name="Mpr78" draw:text-style-name="MP1" draw:layer="backgroundobjects" svg:width="5.292cm" svg:height="0.635cm" svg:x="18.203cm" svg:y="17.568cm" presentation:class="page-number">
        <draw:text-box>
          <text:p text:style-name="MP2"><text:span text:style-name="MT4">Folie </text:span><text:span text:style-name="MT4"><text:page-number>&lt;number&gt;</text:page-number></text:span><text:span text:style-name="MT4"> von </text:span><text:span text:style-name="MT4">XYZ</text:span></text:p>
        </draw:text-box>
      </draw:frame>
      <presentation:notes style:page-layout-name="PM0">
        <draw:frame draw:name="Rectangle 2" presentation:style-name="Mpr80" draw:text-style-name="MP1" draw:layer="backgroundobjects" svg:width="8.03cm" svg:height="1.376cm" svg:x="0cm" svg:y="0cm" presentation:class="header">
          <draw:text-box>
            <text:p/>
          </draw:text-box>
        </draw:frame>
        <draw:frame draw:name="Rectangle 3" presentation:style-name="Mpr80" draw:text-style-name="MP1" draw:layer="backgroundobjects" svg:width="8.03cm" svg:height="1.376cm" svg:x="10.495cm" svg:y="0cm" presentation:class="date-time">
          <draw:text-box>
            <text:p/>
          </draw:text-box>
        </draw:frame>
        <draw:page-thumbnail draw:name="Rectangle 4" presentation:style-name="Master1-Layout11-vertTitleAndTx-Vertikaler-Titel-und-Text-title" draw:layer="backgroundobjects" svg:width="13.78cm" svg:height="10.336cm" svg:x="2.372cm" svg:y="2.073cm" presentation:class="page"/>
        <draw:frame draw:name="Rectangle 5" presentation:style-name="Mpr81" draw:text-style-name="MP1" draw:layer="backgroundobjects" svg:width="13.586cm" svg:height="12.409cm" svg:x="2.469cm" svg:y="13.097cm" presentation:class="notes">
          <draw:text-box>
            <text:p text:style-name="MP11"><text:span text:style-name="MT1">Klicken Sie, um die </text:span><text:span text:style-name="MT1">Formate des </text:span><text:span text:style-name="MT1">Vorlagentextes zu </text:span><text:span text:style-name="MT1">bearbeiten</text:span></text:p>
            <text:list text:style-name="ML5">
              <text:list-item>
                <text:list>
                  <text:list-item>
                    <text:p text:style-name="MP12"><text:span text:style-name="MT1">Zweite </text:span><text:span text:style-name="MT1">Ebene</text:span></text:p>
                    <text:list>
                      <text:list-item>
                        <text:p text:style-name="MP13"><text:span text:style-name="MT1">D</text:span><text:span text:style-name="MT1">r</text:span><text:span text:style-name="MT1">i</text:span><text:span text:style-name="MT1">t</text:span><text:span text:style-name="MT1">t</text:span><text:span text:style-name="MT1">e</text:span><text:span text:style-name="MT1"> </text:span><text:span text:style-name="MT1">E</text:span><text:span text:style-name="MT1">b</text:span><text:span text:style-name="MT1">e</text:span><text:span text:style-name="MT1">n</text:span><text:span text:style-name="MT1">e</text:span></text:p>
                        <text:list>
                          <text:list-item>
                            <text:p text:style-name="MP14"><text:span text:style-name="MT1">V</text:span><text:span text:style-name="MT1">i</text:span><text:span text:style-name="MT1">e</text:span><text:span text:style-name="MT1">r</text:span><text:span text:style-name="MT1">t</text:span><text:span text:style-name="MT1">e</text:span><text:span text:style-name="MT1"> </text:span><text:span text:style-name="MT1">E</text:span><text:span text:style-name="MT1">b</text:span><text:span text:style-name="MT1">e</text:span><text:span text:style-name="MT1">n</text:span><text:span text:style-name="MT1">e</text:span></text:p>
                            <text:list>
                              <text:list-item>
                                <text:p text:style-name="MP15"><text:span text:style-name="MT1">F</text:span><text:span text:style-name="MT1">ü</text:span><text:span text:style-name="MT1">n</text:span><text:span text:style-name="MT1">f</text:span><text:span text:style-name="MT1">t</text:span><text:span text:style-name="MT1">e</text:span><text:span text:style-name="MT1"> </text:span><text:span text:style-name="MT1">E</text:span><text:span text:style-name="MT1">b</text:span><text:span text:style-name="MT1">e</text:span><text:span text:style-name="MT1">n</text:span><text:span text:style-name="MT1">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82" draw:text-style-name="MP1" draw:layer="backgroundobjects" svg:width="8.03cm" svg:height="1.376cm" svg:x="0cm" svg:y="26.203cm" presentation:class="footer">
          <draw:text-box>
            <text:p/>
          </draw:text-box>
        </draw:frame>
        <draw:frame draw:name="Rectangle 7" presentation:style-name="Mpr82" draw:text-style-name="MP1" draw:layer="backgroundobjects" svg:width="8.03cm" svg:height="1.376cm" svg:x="10.495cm" svg:y="26.20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title>PowerPoint-Präsentation</dc:title>
    <meta:initial-creator>db</meta:initial-creator>
    <meta:creation-date>2004-11-29T13:17:02Z</meta:creation-date>
    <dc:date>2016-07-04T15:49:39.850164474</dc:date>
    <meta:editing-cycles>13</meta:editing-cycles>
    <meta:editing-duration>PT2M43S</meta:editing-duration>
    <meta:document-statistic meta:object-count="163"/>
  </office:meta>
</office:document-meta>
</file>